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1" style:family="table-column">
      <style:table-column-properties fo:break-before="auto" style:column-width="1.72cm"/>
    </style:style>
    <style:style style:name="co82" style:family="table-column">
      <style:table-column-properties fo:break-before="auto" style:column-width="1.692cm"/>
    </style:style>
    <style:style style:name="co29" style:family="table-column">
      <style:table-column-properties fo:break-before="auto" style:column-width="1.415cm"/>
    </style:style>
    <style:style style:name="co35" style:family="table-column">
      <style:table-column-properties fo:break-before="auto" style:column-width="1.221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70" style:family="table-column">
      <style:table-column-properties fo:break-before="auto" style:column-width="1.58cm"/>
    </style:style>
    <style:style style:name="co7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1.969cm"/>
    </style:style>
    <style:style style:name="co4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275cm"/>
    </style:style>
    <style:style style:name="co49" style:family="table-column">
      <style:table-column-properties fo:break-before="auto" style:column-width="1.164cm"/>
    </style:style>
    <style:style style:name="co66" style:family="table-column">
      <style:table-column-properties fo:break-before="auto" style:column-width="1.053cm"/>
    </style:style>
    <style:style style:name="co33" style:family="table-column">
      <style:table-column-properties fo:break-before="auto" style:column-width="1.247cm"/>
    </style:style>
    <style:style style:name="co88" style:family="table-column">
      <style:table-column-properties fo:break-before="auto" style:column-width="1.138cm"/>
    </style:style>
    <style:style style:name="co23" style:family="table-column">
      <style:table-column-properties fo:break-before="auto" style:column-width="1.469cm"/>
    </style:style>
    <style:style style:name="co89" style:family="table-column">
      <style:table-column-properties fo:break-before="auto" style:column-width="3.856cm"/>
    </style:style>
    <style:style style:name="co90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0.998cm"/>
    </style:style>
    <style:style style:name="co53" style:family="table-column">
      <style:table-column-properties fo:break-before="auto" style:column-width="0.61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0.915cm"/>
    </style:style>
    <style:style style:name="co36" style:family="table-column">
      <style:table-column-properties fo:break-before="auto" style:column-width="1.774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1.109cm"/>
    </style:style>
    <style:style style:name="co39" style:family="table-column">
      <style:table-column-properties fo:break-before="auto" style:column-width="1.637cm"/>
    </style:style>
    <style:style style:name="co40" style:family="table-column">
      <style:table-column-properties fo:break-before="auto" style:column-width="6.188cm"/>
    </style:style>
    <style:style style:name="co41" style:family="table-column">
      <style:table-column-properties fo:break-before="auto" style:column-width="4.189cm"/>
    </style:style>
    <style:style style:name="co42" style:family="table-column">
      <style:table-column-properties fo:break-before="auto" style:column-width="2.413cm"/>
    </style:style>
    <style:style style:name="co43" style:family="table-column">
      <style:table-column-properties fo:break-before="auto" style:column-width="3.801cm"/>
    </style:style>
    <style:style style:name="co44" style:family="table-column">
      <style:table-column-properties fo:break-before="auto" style:column-width="1.997cm"/>
    </style:style>
    <style:style style:name="co45" style:family="table-column">
      <style:table-column-properties fo:break-before="auto" style:column-width="2.94cm"/>
    </style:style>
    <style:style style:name="co50" style:family="table-column">
      <style:table-column-properties fo:break-before="auto" style:column-width="2.053cm"/>
    </style:style>
    <style:style style:name="co51" style:family="table-column">
      <style:table-column-properties fo:break-before="auto" style:column-width="0.942cm"/>
    </style:style>
    <style:style style:name="co54" style:family="table-column">
      <style:table-column-properties fo:break-before="auto" style:column-width="0.748cm"/>
    </style:style>
    <style:style style:name="co55" style:family="table-column">
      <style:table-column-properties fo:break-before="auto" style:column-width="2.275cm"/>
    </style:style>
    <style:style style:name="co56" style:family="table-column">
      <style:table-column-properties fo:break-before="auto" style:column-width="1.748cm"/>
    </style:style>
    <style:style style:name="co57" style:family="table-column">
      <style:table-column-properties fo:break-before="auto" style:column-width="2.247cm"/>
    </style:style>
    <style:style style:name="co58" style:family="table-column">
      <style:table-column-properties fo:break-before="auto" style:column-width="2.441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2.969cm"/>
    </style:style>
    <style:style style:name="co62" style:family="table-column">
      <style:table-column-properties fo:break-before="auto" style:column-width="3.718cm"/>
    </style:style>
    <style:style style:name="co63" style:family="table-column">
      <style:table-column-properties fo:break-before="auto" style:column-width="3.163cm"/>
    </style:style>
    <style:style style:name="co64" style:family="table-column">
      <style:table-column-properties fo:break-before="auto" style:column-width="1.663cm"/>
    </style:style>
    <style:style style:name="co65" style:family="table-column">
      <style:table-column-properties fo:break-before="auto" style:column-width="4.161cm"/>
    </style:style>
    <style:style style:name="co67" style:family="table-column">
      <style:table-column-properties fo:break-before="auto" style:column-width="2.775cm"/>
    </style:style>
    <style:style style:name="co68" style:family="table-column">
      <style:table-column-properties fo:break-before="auto" style:column-width="1.443cm"/>
    </style:style>
    <style:style style:name="co69" style:family="table-column">
      <style:table-column-properties fo:break-before="auto" style:column-width="2.997cm"/>
    </style:style>
    <style:style style:name="co72" style:family="table-column">
      <style:table-column-properties fo:break-before="auto" style:column-width="1.803cm"/>
    </style:style>
    <style:style style:name="co73" style:family="table-column">
      <style:table-column-properties fo:break-before="auto" style:column-width="2.302cm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21" style:family="table-cell" style:parent-style-name="Default">
      <style:table-cell-properties fo:background-color="#ffcc00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5" style:family="table-cell" style:parent-style-name="Default">
      <style:table-cell-properties fo:background-color="#000000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#ff9999"/>
      <style:text-properties fo:color="#cccccc"/>
    </style:style>
    <style:style style:name="ce118" style:family="table-cell" style:parent-style-name="Default">
      <style:table-cell-properties fo:background-color="transparent"/>
      <style:text-properties fo:color="#cccccc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28" style:family="table-cell" style:parent-style-name="Default">
      <style:table-cell-properties fo:background-color="#ffff99"/>
    </style:style>
    <style:style style:name="ce129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000000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f6666" style:text-align-source="fix" style:repeat-content="false"/>
      <style:paragraph-properties fo:text-align="start" fo:margin-left="0cm"/>
    </style:style>
    <style:style style:name="ce3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47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6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ccffcc"/>
    </style:style>
    <style:style style:name="ce84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6666"/>
    </style:style>
    <style:style style:name="ce8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ffccff"/>
    </style:style>
  </office:automatic-styles>
  <office:body>
    <office:spreadsheet>
      <table:content-validations>
        <table:content-validation table:name="val1" table:condition="of:cell-content-is-in-list([$Characters.$A$2:.$A$995])" table:allow-empty-cell="true" table:display-list="unsorted" table:base-cell-address="Script.A10"/>
        <table:content-validation table:name="val2" table:condition="of:cell-content-is-in-list([$Actions.$A$3:.$A$90])" table:allow-empty-cell="true" table:display-list="unsorted" table:base-cell-address="Script.B10"/>
        <table:content-validation table:name="val3" table:condition="of:cell-content-is-in-list([$Characters.$A$2:.$A$995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999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998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5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4"/>
        <table:table-column table:style-name="co48" table:default-cell-style-name="ce4"/>
        <table:table-column table:style-name="co49" table:default-cell-style-name="ce4"/>
        <table:table-column table:style-name="co29" table:default-cell-style-name="ce4"/>
        <table:table-column table:style-name="co32" table:default-cell-style-name="ce35"/>
        <table:table-column table:style-name="co34" table:number-columns-repeated="4" table:default-cell-style-name="ce38"/>
        <table:table-column table:style-name="co53" table:number-columns-repeated="3" table:default-cell-style-name="ce40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6"/>
        <table:table-column table:style-name="co35" table:default-cell-style-name="ce46"/>
        <table:table-column table:style-name="co66" table:default-cell-style-name="ce49"/>
        <table:table-column table:style-name="co40" table:default-cell-style-name="ce55"/>
        <table:table-column table:style-name="co41" table:default-cell-style-name="ce4"/>
        <table:table-column table:style-name="co42" table:default-cell-style-name="ce4"/>
        <table:table-column table:style-name="co13" table:default-cell-style-name="ce4"/>
        <table:table-column table:style-name="co14" table:default-cell-style-name="ce4"/>
        <table:table-column table:style-name="co43" table:default-cell-style-name="ce4"/>
        <table:table-column table:style-name="co53" table:number-columns-repeated="3" table:default-cell-style-name="ce40"/>
        <table:table-column table:style-name="co34" table:number-columns-repeated="4" table:default-cell-style-name="ce38"/>
        <table:table-column table:style-name="co53" table:default-cell-style-name="ce40"/>
        <table:table-column table:style-name="co13" table:number-columns-repeated="987" table:default-cell-style-name="ce4"/>
        <table:table-row table:style-name="ro5">
          <table:table-cell table:style-name="ce31" office:value-type="string">
            <text:p>ID</text:p>
          </table:table-cell>
          <table:table-cell table:style-name="ce31" office:value-type="string">
            <text:p>Deactivate</text:p>
          </table:table-cell>
          <table:table-cell table:style-name="ce31" office:value-type="string">
            <text:p>Character_ID</text:p>
          </table:table-cell>
          <table:table-cell table:style-name="ce31" office:value-type="string">
            <text:p>Action_ID</text:p>
          </table:table-cell>
          <table:table-cell table:style-name="ce31" office:value-type="string">
            <text:p>Call_Script</text:p>
          </table:table-cell>
          <table:table-cell table:style-name="ce34" office:value-type="string">
            <text:p>If_Expression</text:p>
          </table:table-cell>
          <table:table-cell table:style-name="ce37" office:value-type="string">
            <text:p>Target_Character</text:p>
          </table:table-cell>
          <table:table-cell table:style-name="ce37" office:value-type="string">
            <text:p>Target_Scene</text:p>
          </table:table-cell>
          <table:table-cell table:style-name="ce37" office:value-type="string">
            <text:p>Target_ObjGroup</text:p>
          </table:table-cell>
          <table:table-cell table:style-name="ce37" office:value-type="string">
            <text:p>Target_Object</text:p>
          </table:table-cell>
          <table:table-cell table:style-name="ce39" office:value-type="string">
            <text:p>Walk_First</text:p>
          </table:table-cell>
          <table:table-cell table:style-name="ce39" office:value-type="string">
            <text:p>Remove_Target</text:p>
          </table:table-cell>
          <table:table-cell table:style-name="ce39" office:value-type="string">
            <text:p>Add_To_Inventory</text:p>
          </table:table-cell>
          <table:table-cell table:style-name="ce42" office:value-type="string">
            <text:p>Walk_Scene</text:p>
          </table:table-cell>
          <table:table-cell table:style-name="ce42" office:value-type="string">
            <text:p>Walk_Colour</text:p>
          </table:table-cell>
          <table:table-cell table:style-name="ce42" office:value-type="string">
            <text:p>Hover_Text</text:p>
          </table:table-cell>
          <table:table-cell table:style-name="ce44" office:value-type="string">
            <text:p>Dialogue_Speaker</text:p>
          </table:table-cell>
          <table:table-cell table:style-name="ce44" office:value-type="string">
            <text:p>Dialogue_Emotion</text:p>
          </table:table-cell>
          <table:table-cell table:style-name="ce47" office:value-type="string">
            <text:p>Dialogue_Duration</text:p>
          </table:table-cell>
          <table:table-cell table:style-name="ce54" office:value-type="string">
            <text:p>Dialogue_Line</text:p>
          </table:table-cell>
          <table:table-cell table:style-name="ce56" office:value-type="string">
            <text:p>Set_Column</text:p>
          </table:table-cell>
          <table:table-cell table:style-name="ce56" office:value-type="string">
            <text:p>Set_Tab</text:p>
          </table:table-cell>
          <table:table-cell table:style-name="ce56" office:value-type="string">
            <text:p>Set_Value</text:p>
          </table:table-cell>
          <table:table-cell table:style-name="ce60" office:value-type="string">
            <text:p>Filter_Column</text:p>
          </table:table-cell>
          <table:table-cell table:style-name="ce60" office:value-type="string">
            <text:p>Filter_Value</text:p>
          </table:table-cell>
          <table:table-cell table:style-name="ce39" office:value-type="string">
            <text:p>Refresh</text:p>
          </table:table-cell>
          <table:table-cell table:style-name="ce39" office:value-type="string">
            <text:p>Animate_Move</text:p>
          </table:table-cell>
          <table:table-cell table:style-name="ce39" office:value-type="string">
            <text:p>Wait_Seconds</text:p>
          </table:table-cell>
          <table:table-cell table:style-name="ce37" office:value-type="string">
            <text:p>Target2_Character</text:p>
          </table:table-cell>
          <table:table-cell table:style-name="ce37" office:value-type="string">
            <text:p>Target2_Scene</text:p>
          </table:table-cell>
          <table:table-cell table:style-name="ce37" office:value-type="string">
            <text:p>Target2_ObjGroup</text:p>
          </table:table-cell>
          <table:table-cell table:style-name="ce37" office:value-type="string">
            <text:p>Target2_Object</text:p>
          </table:table-cell>
          <table:table-cell table:style-name="ce39" office:value-type="string">
            <text:p>Remove_Target2</text:p>
          </table:table-cell>
          <table:table-cell table:style-name="ce50" table:number-columns-repeated="987"/>
        </table:table-row>
        <table:table-row table:style-name="ro3">
          <table:table-cell table:style-name="ce2" office:value-type="string">
            <text:p>DEFAULT</text:p>
          </table:table-cell>
          <table:table-cell table:style-name="ce30" office:value-type="float" office:value="0">
            <text:p>0</text:p>
          </table:table-cell>
          <table:table-cell table:style-name="ce30" table:content-validation-name="val1"/>
          <table:table-cell table:style-name="ce30" table:content-validation-name="val2"/>
          <table:table-cell table:style-name="ce30" table:number-columns-repeated="2"/>
          <table:table-cell table:style-name="ce30" table:content-validation-name="val3" table:number-columns-repeated="2"/>
          <table:table-cell table:style-name="ce30" table:content-validation-name="val5"/>
          <table:table-cell table:style-name="ce30" table:content-validation-name="val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30" table:number-columns-repeated="3"/>
          <table:table-cell table:style-name="ce30" table:content-validation-name="val9" office:value-type="string">
            <text:p>DEFAULT</text:p>
          </table:table-cell>
          <table:table-cell table:style-name="ce30" table:content-validation-name="val10" office:value-type="string">
            <text:p>none</text:p>
          </table:table-cell>
          <table:table-cell table:style-name="ce48" office:value-type="percentage" office:value="1">
            <text:p>100%</text:p>
          </table:table-cell>
          <table:table-cell table:style-name="ce30" table:number-columns-repeated="4"/>
          <table:table-cell table:style-name="ce30" office:value-type="string">
            <text:p>ID</text:p>
          </table:table-cell>
          <table:table-cell table:style-name="ce30"/>
          <table:table-cell table:number-columns-repeated="3" table:style-name="ce45" office:value-type="float" office:value="0">
            <text:p>0</text:p>
          </table:table-cell>
          <table:table-cell table:style-name="ce30" table:content-validation-name="val3" table:number-columns-repeated="2"/>
          <table:table-cell table:style-name="ce30" table:content-validation-name="val5"/>
          <table:table-cell table:style-name="ce30" table:content-validation-name="val7"/>
          <table:table-cell table:style-name="ce45" office:value-type="float" office:value="0">
            <text:p>0</text:p>
          </table:table-cell>
          <table:table-cell table:style-name="ce30" table:number-columns-repeated="987"/>
        </table:table-row>
        <table:table-row table:style-name="ro3">
          <table:table-cell table:formula="of:=IF(LEN([.G3]&amp;[.H3]&amp;[.I3]&amp;[.J3])&gt;0;[.C3]&amp;&quot;-&quot;&amp;[.D3]&amp;&quot;-&quot;&amp;[.G3]&amp;[.H3]&amp;[.I3]&amp;[.J3];[.C3]&amp;&quot;-&quot;&amp;[.N3]&amp;&quot;-&quot;&amp;[.O3])&amp;IF(LEN([.AC3]&amp;[.AD3]&amp;[.AE3]&amp;[.AF3])&gt;0;&quot;-&quot;&amp;[.AC3]&amp;[.AD3]&amp;[.AE3]&amp;[.AF3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3">
          <table:table-cell table:formula="of:=IF(LEN([.G4]&amp;[.H4]&amp;[.I4]&amp;[.J4])&gt;0;[.C4]&amp;&quot;-&quot;&amp;[.D4]&amp;&quot;-&quot;&amp;[.G4]&amp;[.H4]&amp;[.I4]&amp;[.J4];[.C4]&amp;&quot;-&quot;&amp;[.N4]&amp;&quot;-&quot;&amp;[.O4])&amp;IF(LEN([.AC4]&amp;[.AD4]&amp;[.AE4]&amp;[.AF4])&gt;0;&quot;-&quot;&amp;[.AC4]&amp;[.AD4]&amp;[.AE4]&amp;[.AF4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3">
          <table:table-cell table:formula="of:=IF(LEN([.G5]&amp;[.H5]&amp;[.I5]&amp;[.J5])&gt;0;[.C5]&amp;&quot;-&quot;&amp;[.D5]&amp;&quot;-&quot;&amp;[.G5]&amp;[.H5]&amp;[.I5]&amp;[.J5];[.C5]&amp;&quot;-&quot;&amp;[.N5]&amp;&quot;-&quot;&amp;[.O5])&amp;IF(LEN([.AC5]&amp;[.AD5]&amp;[.AE5]&amp;[.AF5])&gt;0;&quot;-&quot;&amp;[.AC5]&amp;[.AD5]&amp;[.AE5]&amp;[.AF5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]&amp;[.H6]&amp;[.I6]&amp;[.J6])&gt;0;[.C6]&amp;&quot;-&quot;&amp;[.D6]&amp;&quot;-&quot;&amp;[.G6]&amp;[.H6]&amp;[.I6]&amp;[.J6];[.C6]&amp;&quot;-&quot;&amp;[.N6]&amp;&quot;-&quot;&amp;[.O6])&amp;IF(LEN([.AC6]&amp;[.AD6]&amp;[.AE6]&amp;[.AF6])&gt;0;&quot;-&quot;&amp;[.AC6]&amp;[.AD6]&amp;[.AE6]&amp;[.AF6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7]&amp;[.H7]&amp;[.I7]&amp;[.J7])&gt;0;[.C7]&amp;&quot;-&quot;&amp;[.D7]&amp;&quot;-&quot;&amp;[.G7]&amp;[.H7]&amp;[.I7]&amp;[.J7];[.C7]&amp;&quot;-&quot;&amp;[.N7]&amp;&quot;-&quot;&amp;[.O7])&amp;IF(LEN([.AC7]&amp;[.AD7]&amp;[.AE7]&amp;[.AF7])&gt;0;&quot;-&quot;&amp;[.AC7]&amp;[.AD7]&amp;[.AE7]&amp;[.AF7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8]&amp;[.H8]&amp;[.I8]&amp;[.J8])&gt;0;[.C8]&amp;&quot;-&quot;&amp;[.D8]&amp;&quot;-&quot;&amp;[.G8]&amp;[.H8]&amp;[.I8]&amp;[.J8];[.C8]&amp;&quot;-&quot;&amp;[.N8]&amp;&quot;-&quot;&amp;[.O8])&amp;IF(LEN([.AC8]&amp;[.AD8]&amp;[.AE8]&amp;[.AF8])&gt;0;&quot;-&quot;&amp;[.AC8]&amp;[.AD8]&amp;[.AE8]&amp;[.AF8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9]&amp;[.H9]&amp;[.I9]&amp;[.J9])&gt;0;[.C9]&amp;&quot;-&quot;&amp;[.D9]&amp;&quot;-&quot;&amp;[.G9]&amp;[.H9]&amp;[.I9]&amp;[.J9];[.C9]&amp;&quot;-&quot;&amp;[.N9]&amp;&quot;-&quot;&amp;[.O9])&amp;IF(LEN([.AC9]&amp;[.AD9]&amp;[.AE9]&amp;[.AF9])&gt;0;&quot;-&quot;&amp;[.AC9]&amp;[.AD9]&amp;[.AE9]&amp;[.AF9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0]&amp;[.H10]&amp;[.I10]&amp;[.J10])&gt;0;[.C10]&amp;&quot;-&quot;&amp;[.D10]&amp;&quot;-&quot;&amp;[.G10]&amp;[.H10]&amp;[.I10]&amp;[.J10];[.C10]&amp;&quot;-&quot;&amp;[.N10]&amp;&quot;-&quot;&amp;[.O10])&amp;IF(LEN([.AC10]&amp;[.AD10]&amp;[.AE10]&amp;[.AF10])&gt;0;&quot;-&quot;&amp;[.AC10]&amp;[.AD10]&amp;[.AE10]&amp;[.AF10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1]&amp;[.H11]&amp;[.I11]&amp;[.J11])&gt;0;[.C11]&amp;&quot;-&quot;&amp;[.D11]&amp;&quot;-&quot;&amp;[.G11]&amp;[.H11]&amp;[.I11]&amp;[.J11];[.C11]&amp;&quot;-&quot;&amp;[.N11]&amp;&quot;-&quot;&amp;[.O11])&amp;IF(LEN([.AC11]&amp;[.AD11]&amp;[.AE11]&amp;[.AF11])&gt;0;&quot;-&quot;&amp;[.AC11]&amp;[.AD11]&amp;[.AE11]&amp;[.AF11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12]&amp;[.H12]&amp;[.I12]&amp;[.J12])&gt;0;[.C12]&amp;&quot;-&quot;&amp;[.D12]&amp;&quot;-&quot;&amp;[.G12]&amp;[.H12]&amp;[.I12]&amp;[.J12];[.C12]&amp;&quot;-&quot;&amp;[.N12]&amp;&quot;-&quot;&amp;[.O12])&amp;IF(LEN([.AC12]&amp;[.AD12]&amp;[.AE12]&amp;[.AF12])&gt;0;&quot;-&quot;&amp;[.AC12]&amp;[.AD12]&amp;[.AE12]&amp;[.AF12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3]&amp;[.H13]&amp;[.I13]&amp;[.J13])&gt;0;[.C13]&amp;&quot;-&quot;&amp;[.D13]&amp;&quot;-&quot;&amp;[.G13]&amp;[.H13]&amp;[.I13]&amp;[.J13];[.C13]&amp;&quot;-&quot;&amp;[.N13]&amp;&quot;-&quot;&amp;[.O13])&amp;IF(LEN([.AC13]&amp;[.AD13]&amp;[.AE13]&amp;[.AF13])&gt;0;&quot;-&quot;&amp;[.AC13]&amp;[.AD13]&amp;[.AE13]&amp;[.AF13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4]&amp;[.H14]&amp;[.I14]&amp;[.J14])&gt;0;[.C14]&amp;&quot;-&quot;&amp;[.D14]&amp;&quot;-&quot;&amp;[.G14]&amp;[.H14]&amp;[.I14]&amp;[.J14];[.C14]&amp;&quot;-&quot;&amp;[.N14]&amp;&quot;-&quot;&amp;[.O14])&amp;IF(LEN([.AC14]&amp;[.AD14]&amp;[.AE14]&amp;[.AF14])&gt;0;&quot;-&quot;&amp;[.AC14]&amp;[.AD14]&amp;[.AE14]&amp;[.AF14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58" office:value-type="string">
            <text:p>Screen_X~,~Screen_Y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30~,~70</text:p>
          </table:table-cell>
          <table:table-cell table:style-name="ce61"/>
          <table:table-cell table:style-name="ce61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5]&amp;[.H15]&amp;[.I15]&amp;[.J15])&gt;0;[.C15]&amp;&quot;-&quot;&amp;[.D15]&amp;&quot;-&quot;&amp;[.G15]&amp;[.H15]&amp;[.I15]&amp;[.J15];[.C15]&amp;&quot;-&quot;&amp;[.N15]&amp;&quot;-&quot;&amp;[.O15])&amp;IF(LEN([.AC15]&amp;[.AD15]&amp;[.AE15]&amp;[.AF15])&gt;0;&quot;-&quot;&amp;[.AC15]&amp;[.AD15]&amp;[.AE15]&amp;[.AF1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table:style-name="ce36" office:value-type="string">
            <text:p>teamState &gt;= cabin &amp;&amp; (strengthState == 1 || windowRope == 1)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Scene_ID~,~Screen_X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bedroom~,~7.5</text:p>
          </table:table-cell>
          <table:table-cell table:style-name="ce61"/>
          <table:table-cell table:style-name="ce61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6]&amp;[.H16]&amp;[.I16]&amp;[.J16])&gt;0;[.C16]&amp;&quot;-&quot;&amp;[.D16]&amp;&quot;-&quot;&amp;[.G16]&amp;[.H16]&amp;[.I16]&amp;[.J16];[.C16]&amp;&quot;-&quot;&amp;[.N16]&amp;&quot;-&quot;&amp;[.O16])&amp;IF(LEN([.AC16]&amp;[.AD16]&amp;[.AE16]&amp;[.AF16])&gt;0;&quot;-&quot;&amp;[.AC16]&amp;[.AD16]&amp;[.AE16]&amp;[.AF16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swear you're lighter than when we were kids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7]&amp;[.H17]&amp;[.I17]&amp;[.J17])&gt;0;[.C17]&amp;&quot;-&quot;&amp;[.D17]&amp;&quot;-&quot;&amp;[.G17]&amp;[.H17]&amp;[.I17]&amp;[.J17];[.C17]&amp;&quot;-&quot;&amp;[.N17]&amp;&quot;-&quot;&amp;[.O17])&amp;IF(LEN([.AC17]&amp;[.AD17]&amp;[.AE17]&amp;[.AF17])&gt;0;&quot;-&quot;&amp;[.AC17]&amp;[.AD17]&amp;[.AE17]&amp;[.AF17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1" office:value-type="string">
            <text:p>handle</text:p>
          </table:table-cell>
          <table:table-cell/>
          <table:table-cell table:style-name="ce36" office:value-type="string">
            <text:p>teamState &gt;= cabin &amp;&amp; strengthState == 0 &amp;&amp; windowRope == 0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Damn it, I'm just not strong enough for this move. <text:s/>That was a great idea, though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8]&amp;[.H18]&amp;[.I18]&amp;[.J18])&gt;0;[.C18]&amp;&quot;-&quot;&amp;[.D18]&amp;&quot;-&quot;&amp;[.G18]&amp;[.H18]&amp;[.I18]&amp;[.J18];[.C18]&amp;&quot;-&quot;&amp;[.N18]&amp;&quot;-&quot;&amp;[.O18])&amp;IF(LEN([.AC18]&amp;[.AD18]&amp;[.AE18]&amp;[.AF18])&gt;0;&quot;-&quot;&amp;[.AC18]&amp;[.AD18]&amp;[.AE18]&amp;[.AF18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19]&amp;[.H19]&amp;[.I19]&amp;[.J19])&gt;0;[.C19]&amp;&quot;-&quot;&amp;[.D19]&amp;&quot;-&quot;&amp;[.G19]&amp;[.H19]&amp;[.I19]&amp;[.J19];[.C19]&amp;&quot;-&quot;&amp;[.N19]&amp;&quot;-&quot;&amp;[.O19])&amp;IF(LEN([.AC19]&amp;[.AD19]&amp;[.AE19]&amp;[.AF19])&gt;0;&quot;-&quot;&amp;[.AC19]&amp;[.AD19]&amp;[.AE19]&amp;[.AF19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58" office:value-type="string">
            <text:p>Screen_X~,~Screen_Y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30~,~70</text:p>
          </table:table-cell>
          <table:table-cell table:style-name="ce61"/>
          <table:table-cell table:style-name="ce61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20]&amp;[.H20]&amp;[.I20]&amp;[.J20])&gt;0;[.C20]&amp;&quot;-&quot;&amp;[.D20]&amp;&quot;-&quot;&amp;[.G20]&amp;[.H20]&amp;[.I20]&amp;[.J20];[.C20]&amp;&quot;-&quot;&amp;[.N20]&amp;&quot;-&quot;&amp;[.O20])&amp;IF(LEN([.AC20]&amp;[.AD20]&amp;[.AE20]&amp;[.AF20])&gt;0;&quot;-&quot;&amp;[.AC20]&amp;[.AD20]&amp;[.AE20]&amp;[.AF20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Scene_ID~,~Screen_X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bedroom~,~7.5</text:p>
          </table:table-cell>
          <table:table-cell table:style-name="ce61"/>
          <table:table-cell table:style-name="ce61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21]&amp;[.H21]&amp;[.I21]&amp;[.J21])&gt;0;[.C21]&amp;&quot;-&quot;&amp;[.D21]&amp;&quot;-&quot;&amp;[.G21]&amp;[.H21]&amp;[.I21]&amp;[.J21];[.C21]&amp;&quot;-&quot;&amp;[.N21]&amp;&quot;-&quot;&amp;[.O21])&amp;IF(LEN([.AC21]&amp;[.AD21]&amp;[.AE21]&amp;[.AF21])&gt;0;&quot;-&quot;&amp;[.AC21]&amp;[.AD21]&amp;[.AE21]&amp;[.AF21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22]&amp;[.H22]&amp;[.I22]&amp;[.J22])&gt;0;[.C22]&amp;&quot;-&quot;&amp;[.D22]&amp;&quot;-&quot;&amp;[.G22]&amp;[.H22]&amp;[.I22]&amp;[.J22];[.C22]&amp;&quot;-&quot;&amp;[.N22]&amp;&quot;-&quot;&amp;[.O22])&amp;IF(LEN([.AC22]&amp;[.AD22]&amp;[.AE22]&amp;[.AF22])&gt;0;&quot;-&quot;&amp;[.AC22]&amp;[.AD22]&amp;[.AE22]&amp;[.AF22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23]&amp;[.H23]&amp;[.I23]&amp;[.J23])&gt;0;[.C23]&amp;&quot;-&quot;&amp;[.D23]&amp;&quot;-&quot;&amp;[.G23]&amp;[.H23]&amp;[.I23]&amp;[.J23];[.C23]&amp;&quot;-&quot;&amp;[.N23]&amp;&quot;-&quot;&amp;[.O23])&amp;IF(LEN([.AC23]&amp;[.AD23]&amp;[.AE23]&amp;[.AF23])&gt;0;&quot;-&quot;&amp;[.AC23]&amp;[.AD23]&amp;[.AE23]&amp;[.AF23];&quot;&quot;)" office:value-type="string" office:string-value="lindsay-handle-owindow">
            <text:p>lindsay-handle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Scene_ID~,~Screen_X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house~,~30</text:p>
          </table:table-cell>
          <table:table-cell table:style-name="ce61"/>
          <table:table-cell table:style-name="ce61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4]&amp;[.H24]&amp;[.I24]&amp;[.J24])&gt;0;[.C24]&amp;&quot;-&quot;&amp;[.D24]&amp;&quot;-&quot;&amp;[.G24]&amp;[.H24]&amp;[.I24]&amp;[.J24];[.C24]&amp;&quot;-&quot;&amp;[.N24]&amp;&quot;-&quot;&amp;[.O24])&amp;IF(LEN([.AC24]&amp;[.AD24]&amp;[.AE24]&amp;[.AF24])&gt;0;&quot;-&quot;&amp;[.AC24]&amp;[.AD24]&amp;[.AE24]&amp;[.AF24];&quot;&quot;)" office:value-type="string" office:string-value="lindsay-look-owindow">
            <text:p>lindsay-look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can see the clearing from here. <text:s/>Looks normal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5]&amp;[.H25]&amp;[.I25]&amp;[.J25])&gt;0;[.C25]&amp;&quot;-&quot;&amp;[.D25]&amp;&quot;-&quot;&amp;[.G25]&amp;[.H25]&amp;[.I25]&amp;[.J25];[.C25]&amp;&quot;-&quot;&amp;[.N25]&amp;&quot;-&quot;&amp;[.O25])&amp;IF(LEN([.AC25]&amp;[.AD25]&amp;[.AE25]&amp;[.AF25])&gt;0;&quot;-&quot;&amp;[.AC25]&amp;[.AD25]&amp;[.AE25]&amp;[.AF25];&quot;&quot;)" office:value-type="string" office:string-value="johnny-handle-owindow">
            <text:p>johnny-handle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Scene_ID~,~Screen_X</text:p>
          </table:table-cell>
          <table:table-cell table:style-name="ce58" office:value-type="string">
            <text:p>Characters</text:p>
          </table:table-cell>
          <table:table-cell table:style-name="ce58" office:value-type="string">
            <text:p>house~,~30</text:p>
          </table:table-cell>
          <table:table-cell table:style-name="ce61"/>
          <table:table-cell table:style-name="ce61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6]&amp;[.H26]&amp;[.I26]&amp;[.J26])&gt;0;[.C26]&amp;&quot;-&quot;&amp;[.D26]&amp;&quot;-&quot;&amp;[.G26]&amp;[.H26]&amp;[.I26]&amp;[.J26];[.C26]&amp;&quot;-&quot;&amp;[.N26]&amp;&quot;-&quot;&amp;[.O26])&amp;IF(LEN([.AC26]&amp;[.AD26]&amp;[.AE26]&amp;[.AF26])&gt;0;&quot;-&quot;&amp;[.AC26]&amp;[.AD26]&amp;[.AE26]&amp;[.AF26];&quot;&quot;)" office:value-type="string" office:string-value="johnny-look-owindow">
            <text:p>johnny-look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the same as when we arrived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7]&amp;[.H27]&amp;[.I27]&amp;[.J27])&gt;0;[.C27]&amp;&quot;-&quot;&amp;[.D27]&amp;&quot;-&quot;&amp;[.G27]&amp;[.H27]&amp;[.I27]&amp;[.J27];[.C27]&amp;&quot;-&quot;&amp;[.N27]&amp;&quot;-&quot;&amp;[.O27])&amp;IF(LEN([.AC27]&amp;[.AD27]&amp;[.AE27]&amp;[.AF27])&gt;0;&quot;-&quot;&amp;[.AC27]&amp;[.AD27]&amp;[.AE27]&amp;[.AF27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t's a paint-by-number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8]&amp;[.H28]&amp;[.I28]&amp;[.J28])&gt;0;[.C28]&amp;&quot;-&quot;&amp;[.D28]&amp;&quot;-&quot;&amp;[.G28]&amp;[.H28]&amp;[.I28]&amp;[.J28];[.C28]&amp;&quot;-&quot;&amp;[.N28]&amp;&quot;-&quot;&amp;[.O28])&amp;IF(LEN([.AC28]&amp;[.AD28]&amp;[.AE28]&amp;[.AF28])&gt;0;&quot;-&quot;&amp;[.AC28]&amp;[.AD28]&amp;[.AE28]&amp;[.AF28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's funny: blue is 1, orange is 2, yellow is 3 - why would green be 18?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29]&amp;[.H29]&amp;[.I29]&amp;[.J29])&gt;0;[.C29]&amp;&quot;-&quot;&amp;[.D29]&amp;&quot;-&quot;&amp;[.G29]&amp;[.H29]&amp;[.I29]&amp;[.J29];[.C29]&amp;&quot;-&quot;&amp;[.N29]&amp;&quot;-&quot;&amp;[.O29])&amp;IF(LEN([.AC29]&amp;[.AD29]&amp;[.AE29]&amp;[.AF29])&gt;0;&quot;-&quot;&amp;[.AC29]&amp;[.AD29]&amp;[.AE29]&amp;[.AF29];&quot;&quot;)" office:value-type="string" office:string-value="lindsay-handle-painting">
            <text:p>lindsay-handl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e paint is dry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0]&amp;[.H30]&amp;[.I30]&amp;[.J30])&gt;0;[.C30]&amp;&quot;-&quot;&amp;[.D30]&amp;&quot;-&quot;&amp;[.G30]&amp;[.H30]&amp;[.I30]&amp;[.J30];[.C30]&amp;&quot;-&quot;&amp;[.N30]&amp;&quot;-&quot;&amp;[.O30])&amp;IF(LEN([.AC30]&amp;[.AD30]&amp;[.AE30]&amp;[.AF30])&gt;0;&quot;-&quot;&amp;[.AC30]&amp;[.AD30]&amp;[.AE30]&amp;[.AF30];&quot;&quot;)" office:value-type="string" office:string-value="lindsay-take-painting">
            <text:p>lindsay-tak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Don't mind if I do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1]&amp;[.H31]&amp;[.I31]&amp;[.J31])&gt;0;[.C31]&amp;&quot;-&quot;&amp;[.D31]&amp;&quot;-&quot;&amp;[.G31]&amp;[.H31]&amp;[.I31]&amp;[.J31];[.C31]&amp;&quot;-&quot;&amp;[.N31]&amp;&quot;-&quot;&amp;[.O31])&amp;IF(LEN([.AC31]&amp;[.AD31]&amp;[.AE31]&amp;[.AF31])&gt;0;&quot;-&quot;&amp;[.AC31]&amp;[.AD31]&amp;[.AE31]&amp;[.AF31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Haha, the all-powerful wizard hung a paint-by-number in his bedroom?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2]&amp;[.H32]&amp;[.I32]&amp;[.J32])&gt;0;[.C32]&amp;&quot;-&quot;&amp;[.D32]&amp;&quot;-&quot;&amp;[.G32]&amp;[.H32]&amp;[.I32]&amp;[.J32];[.C32]&amp;&quot;-&quot;&amp;[.N32]&amp;&quot;-&quot;&amp;[.O32])&amp;IF(LEN([.AC32]&amp;[.AD32]&amp;[.AE32]&amp;[.AF32])&gt;0;&quot;-&quot;&amp;[.AC32]&amp;[.AD32]&amp;[.AE32]&amp;[.AF32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e numbers aren't even in order. <text:s/>Blue, orange, yellow, then it skips to 18 for green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32" table:formula="of:=IF(LEN([.G33]&amp;[.H33]&amp;[.I33]&amp;[.J33])&gt;0;[.C33]&amp;&quot;-&quot;&amp;[.D33]&amp;&quot;-&quot;&amp;[.G33]&amp;[.H33]&amp;[.I33]&amp;[.J33];[.C33]&amp;&quot;-&quot;&amp;[.N33]&amp;&quot;-&quot;&amp;[.O33])&amp;IF(LEN([.AC33]&amp;[.AD33]&amp;[.AE33]&amp;[.AF33])&gt;0;&quot;-&quot;&amp;[.AC33]&amp;[.AD33]&amp;[.AE33]&amp;[.AF33];&quot;&quot;)" office:value-type="string" office:string-value="johnny-handle-painting">
            <text:p>johnny-handl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don't want paint on my fingers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32" table:formula="of:=IF(LEN([.G34]&amp;[.H34]&amp;[.I34]&amp;[.J34])&gt;0;[.C34]&amp;&quot;-&quot;&amp;[.D34]&amp;&quot;-&quot;&amp;[.G34]&amp;[.H34]&amp;[.I34]&amp;[.J34];[.C34]&amp;&quot;-&quot;&amp;[.N34]&amp;&quot;-&quot;&amp;[.O34])&amp;IF(LEN([.AC34]&amp;[.AD34]&amp;[.AE34]&amp;[.AF34])&gt;0;&quot;-&quot;&amp;[.AC34]&amp;[.AD34]&amp;[.AE34]&amp;[.AF34];&quot;&quot;)" office:value-type="string" office:string-value="johnny-take-painting">
            <text:p>johnny-take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Sure, why not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5]&amp;[.H35]&amp;[.I35]&amp;[.J35])&gt;0;[.C35]&amp;&quot;-&quot;&amp;[.D35]&amp;&quot;-&quot;&amp;[.G35]&amp;[.H35]&amp;[.I35]&amp;[.J35];[.C35]&amp;&quot;-&quot;&amp;[.N35]&amp;&quot;-&quot;&amp;[.O35])&amp;IF(LEN([.AC35]&amp;[.AD35]&amp;[.AE35]&amp;[.AF35])&gt;0;&quot;-&quot;&amp;[.AC35]&amp;[.AD35]&amp;[.AE35]&amp;[.AF35];&quot;&quot;)" office:value-type="string" office:string-value="lindsay-look-bedroom">
            <text:p>lindsay-look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t's covered in dust. <text:s/>And no footprints or sign of human activity, which is a relief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6]&amp;[.H36]&amp;[.I36]&amp;[.J36])&gt;0;[.C36]&amp;&quot;-&quot;&amp;[.D36]&amp;&quot;-&quot;&amp;[.G36]&amp;[.H36]&amp;[.I36]&amp;[.J36];[.C36]&amp;&quot;-&quot;&amp;[.N36]&amp;&quot;-&quot;&amp;[.O36])&amp;IF(LEN([.AC36]&amp;[.AD36]&amp;[.AE36]&amp;[.AF36])&gt;0;&quot;-&quot;&amp;[.AC36]&amp;[.AD36]&amp;[.AE36]&amp;[.AF36];&quot;&quot;)" office:value-type="string" office:string-value="johnny-look-bedroom">
            <text:p>johnny-look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Yowzers, it's musty and dirty in here. <text:s/>I think I even see cobwebs on the ceiling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7]&amp;[.H37]&amp;[.I37]&amp;[.J37])&gt;0;[.C37]&amp;&quot;-&quot;&amp;[.D37]&amp;&quot;-&quot;&amp;[.G37]&amp;[.H37]&amp;[.I37]&amp;[.J37];[.C37]&amp;&quot;-&quot;&amp;[.N37]&amp;&quot;-&quot;&amp;[.O37])&amp;IF(LEN([.AC37]&amp;[.AD37]&amp;[.AE37]&amp;[.AF37])&gt;0;&quot;-&quot;&amp;[.AC37]&amp;[.AD37]&amp;[.AE37]&amp;[.AF37];&quot;&quot;)" office:value-type="string" office:string-value="lindsay-handle-bedroom">
            <text:p>lindsay-handle-bedroom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Much as I'd like to pretend I'm a spy or something, I'm not sure what I could do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8]&amp;[.H38]&amp;[.I38]&amp;[.J38])&gt;0;[.C38]&amp;&quot;-&quot;&amp;[.D38]&amp;&quot;-&quot;&amp;[.G38]&amp;[.H38]&amp;[.I38]&amp;[.J38];[.C38]&amp;&quot;-&quot;&amp;[.N38]&amp;&quot;-&quot;&amp;[.O38])&amp;IF(LEN([.AC38]&amp;[.AD38]&amp;[.AE38]&amp;[.AF38])&gt;0;&quot;-&quot;&amp;[.AC38]&amp;[.AD38]&amp;[.AE38]&amp;[.AF38];&quot;&quot;)" office:value-type="string" office:string-value="johnny-handle-bedroom">
            <text:p>johnny-handle-bedroom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5" office:value-type="string">
            <text:p>bedroom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I wouldn't want to get my hands so gross and dusty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39]&amp;[.H39]&amp;[.I39]&amp;[.J39])&gt;0;[.C39]&amp;&quot;-&quot;&amp;[.D39]&amp;&quot;-&quot;&amp;[.G39]&amp;[.H39]&amp;[.I39]&amp;[.J39];[.C39]&amp;&quot;-&quot;&amp;[.N39]&amp;&quot;-&quot;&amp;[.O39])&amp;IF(LEN([.AC39]&amp;[.AD39]&amp;[.AE39]&amp;[.AF39])&gt;0;&quot;-&quot;&amp;[.AC39]&amp;[.AD39]&amp;[.AE39]&amp;[.AF39];&quot;&quot;)" office:value-type="string" office:string-value="johnny-look-bed">
            <text:p>johnny-look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ly mad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0]&amp;[.H40]&amp;[.I40]&amp;[.J40])&gt;0;[.C40]&amp;&quot;-&quot;&amp;[.D40]&amp;&quot;-&quot;&amp;[.G40]&amp;[.H40]&amp;[.I40]&amp;[.J40];[.C40]&amp;&quot;-&quot;&amp;[.N40]&amp;&quot;-&quot;&amp;[.O40])&amp;IF(LEN([.AC40]&amp;[.AD40]&amp;[.AE40]&amp;[.AF40])&gt;0;&quot;-&quot;&amp;[.AC40]&amp;[.AD40]&amp;[.AE40]&amp;[.AF40];&quot;&quot;)" office:value-type="string" office:string-value="johnny-handle-bed">
            <text:p>johnny-handl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Real solid sheets on it, for whatever that's worth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1]&amp;[.H41]&amp;[.I41]&amp;[.J41])&gt;0;[.C41]&amp;&quot;-&quot;&amp;[.D41]&amp;&quot;-&quot;&amp;[.G41]&amp;[.H41]&amp;[.I41]&amp;[.J41];[.C41]&amp;&quot;-&quot;&amp;[.N41]&amp;&quot;-&quot;&amp;[.O41])&amp;IF(LEN([.AC41]&amp;[.AD41]&amp;[.AE41]&amp;[.AF41])&gt;0;&quot;-&quot;&amp;[.AC41]&amp;[.AD41]&amp;[.AE41]&amp;[.AF41];&quot;&quot;)" office:value-type="string" office:string-value="johnny-take-bed">
            <text:p>johnny-take-bed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b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s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Yeah, this could be useful.</text:p>
          </table:table-cell>
          <table:table-cell table:style-name="ce58" office:value-type="string">
            <text:p>Image_Filename</text:p>
          </table:table-cell>
          <table:table-cell table:style-name="ce58" office:value-type="string">
            <text:p>Objects</text:p>
          </table:table-cell>
          <table:table-cell table:style-name="ce58" office:value-type="string">
            <text:p>bed-unmade</text:p>
          </table:table-cell>
          <table:table-cell table:style-name="ce61"/>
          <table:table-cell table:style-name="ce61" office:value-type="string">
            <text:p>bed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2]&amp;[.H42]&amp;[.I42]&amp;[.J42])&gt;0;[.C42]&amp;&quot;-&quot;&amp;[.D42]&amp;&quot;-&quot;&amp;[.G42]&amp;[.H42]&amp;[.I42]&amp;[.J42];[.C42]&amp;&quot;-&quot;&amp;[.N42]&amp;&quot;-&quot;&amp;[.O42])&amp;IF(LEN([.AC42]&amp;[.AD42]&amp;[.AE42]&amp;[.AF42])&gt;0;&quot;-&quot;&amp;[.AC42]&amp;[.AD42]&amp;[.AE42]&amp;[.AF42];&quot;&quot;)" office:value-type="string" office:string-value="lindsay-look-sheets">
            <text:p>lindsay-look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A bedsheet that we stole off the wizard's bed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3]&amp;[.H43]&amp;[.I43]&amp;[.J43])&gt;0;[.C43]&amp;&quot;-&quot;&amp;[.D43]&amp;&quot;-&quot;&amp;[.G43]&amp;[.H43]&amp;[.I43]&amp;[.J43];[.C43]&amp;&quot;-&quot;&amp;[.N43]&amp;&quot;-&quot;&amp;[.O43])&amp;IF(LEN([.AC43]&amp;[.AD43]&amp;[.AE43]&amp;[.AF43])&gt;0;&quot;-&quot;&amp;[.AC43]&amp;[.AD43]&amp;[.AE43]&amp;[.AF43];&quot;&quot;)" office:value-type="string" office:string-value="johnny-look-sheets">
            <text:p>johnny-look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Bedsheets from the bedroom of the creepy hous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4]&amp;[.H44]&amp;[.I44]&amp;[.J44])&gt;0;[.C44]&amp;&quot;-&quot;&amp;[.D44]&amp;&quot;-&quot;&amp;[.G44]&amp;[.H44]&amp;[.I44]&amp;[.J44];[.C44]&amp;&quot;-&quot;&amp;[.N44]&amp;&quot;-&quot;&amp;[.O44])&amp;IF(LEN([.AC44]&amp;[.AD44]&amp;[.AE44]&amp;[.AF44])&gt;0;&quot;-&quot;&amp;[.AC44]&amp;[.AD44]&amp;[.AE44]&amp;[.AF44];&quot;&quot;)" office:value-type="string" office:string-value="lindsay-handle-sheets">
            <text:p>lindsay-handle-sheets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Nicer than the ones we've got back home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5]&amp;[.H45]&amp;[.I45]&amp;[.J45])&gt;0;[.C45]&amp;&quot;-&quot;&amp;[.D45]&amp;&quot;-&quot;&amp;[.G45]&amp;[.H45]&amp;[.I45]&amp;[.J45];[.C45]&amp;&quot;-&quot;&amp;[.N45]&amp;&quot;-&quot;&amp;[.O45])&amp;IF(LEN([.AC45]&amp;[.AD45]&amp;[.AE45]&amp;[.AF45])&gt;0;&quot;-&quot;&amp;[.AC45]&amp;[.AD45]&amp;[.AE45]&amp;[.AF45];&quot;&quot;)" office:value-type="string" office:string-value="johnny-handle-sheets">
            <text:p>johnny-handle-sheets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/>
          <table:table-cell office:value-type="string">
            <text:p>These are probably a billion threads or something.</text:p>
          </table:table-cell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46]&amp;[.H46]&amp;[.I46]&amp;[.J46])&gt;0;[.C46]&amp;&quot;-&quot;&amp;[.D46]&amp;&quot;-&quot;&amp;[.G46]&amp;[.H46]&amp;[.I46]&amp;[.J46];[.C46]&amp;&quot;-&quot;&amp;[.N46]&amp;&quot;-&quot;&amp;[.O46])&amp;IF(LEN([.AC46]&amp;[.AD46]&amp;[.AE46]&amp;[.AF46])&gt;0;&quot;-&quot;&amp;[.AC46]&amp;[.AD46]&amp;[.AE46]&amp;[.AF46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2" office:value-type="float" office:value="1">
            <text:p>1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Image_Filename</text:p>
          </table:table-cell>
          <table:table-cell table:style-name="ce58" office:value-type="string">
            <text:p>Objects</text:p>
          </table:table-cell>
          <table:table-cell table:style-name="ce58" office:value-type="string">
            <text:p>window_with_sheet</text:p>
          </table:table-cell>
          <table:table-cell table:style-name="ce61"/>
          <table:table-cell table:style-name="ce61"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3">
          <table:table-cell table:formula="of:=IF(LEN([.G47]&amp;[.H47]&amp;[.I47]&amp;[.J47])&gt;0;[.C47]&amp;&quot;-&quot;&amp;[.D47]&amp;&quot;-&quot;&amp;[.G47]&amp;[.H47]&amp;[.I47]&amp;[.J47];[.C47]&amp;&quot;-&quot;&amp;[.N47]&amp;&quot;-&quot;&amp;[.O47])&amp;IF(LEN([.AC47]&amp;[.AD47]&amp;[.AE47]&amp;[.AF47])&gt;0;&quot;-&quot;&amp;[.AC47]&amp;[.AD47]&amp;[.AE47]&amp;[.AF47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This should work - I can hold on to this and Sarah can help Lindsay up.</text:p>
          </table:table-cell>
          <table:table-cell table:style-name="ce58" office:value-type="string">
            <text:p>Image_Filename</text:p>
          </table:table-cell>
          <table:table-cell table:style-name="ce58" office:value-type="string">
            <text:p>Objects</text:p>
          </table:table-cell>
          <table:table-cell table:style-name="ce58" office:value-type="string">
            <text:p>window_rapunzel</text:p>
          </table:table-cell>
          <table:table-cell table:style-name="ce61"/>
          <table:table-cell table:style-name="ce61" office:value-type="string">
            <text:p>cwindow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3">
          <table:table-cell table:formula="of:=IF(LEN([.G48]&amp;[.H48]&amp;[.I48]&amp;[.J48])&gt;0;[.C48]&amp;&quot;-&quot;&amp;[.D48]&amp;&quot;-&quot;&amp;[.G48]&amp;[.H48]&amp;[.I48]&amp;[.J48];[.C48]&amp;&quot;-&quot;&amp;[.N48]&amp;&quot;-&quot;&amp;[.O48])&amp;IF(LEN([.AC48]&amp;[.AD48]&amp;[.AE48]&amp;[.AF48])&gt;0;&quot;-&quot;&amp;[.AC48]&amp;[.AD48]&amp;[.AE48]&amp;[.AF48];&quot;&quot;)" office:value-type="string" office:string-value="johnny-use-sheets-owindow">
            <text:p>johnny-use-sheets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sheets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office:value-type="string">
            <text:p>Value</text:p>
          </table:table-cell>
          <table:table-cell table:style-name="ce58" office:value-type="string">
            <text:p>Variables</text:p>
          </table:table-cell>
          <table:table-cell table:style-name="ce58" office:value-type="float" office:value="1">
            <text:p>1</text:p>
          </table:table-cell>
          <table:table-cell table:style-name="ce61"/>
          <table:table-cell table:style-name="ce61" office:value-type="string">
            <text:p>windowRop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table:number-columns-repeated="988"/>
        </table:table-row>
        <table:table-row table:style-name="ro3">
          <table:table-cell table:formula="of:=IF(LEN([.G49]&amp;[.H49]&amp;[.I49]&amp;[.J49])&gt;0;[.C49]&amp;&quot;-&quot;&amp;[.D49]&amp;&quot;-&quot;&amp;[.G49]&amp;[.H49]&amp;[.I49]&amp;[.J49];[.C49]&amp;&quot;-&quot;&amp;[.N49]&amp;&quot;-&quot;&amp;[.O49])&amp;IF(LEN([.AC49]&amp;[.AD49]&amp;[.AE49]&amp;[.AF49])&gt;0;&quot;-&quot;&amp;[.AC49]&amp;[.AD49]&amp;[.AE49]&amp;[.AF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0]&amp;[.H50]&amp;[.I50]&amp;[.J50])&gt;0;[.C50]&amp;&quot;-&quot;&amp;[.D50]&amp;&quot;-&quot;&amp;[.G50]&amp;[.H50]&amp;[.I50]&amp;[.J50];[.C50]&amp;&quot;-&quot;&amp;[.N50]&amp;&quot;-&quot;&amp;[.O50])&amp;IF(LEN([.AC50]&amp;[.AD50]&amp;[.AE50]&amp;[.AF50])&gt;0;&quot;-&quot;&amp;[.AC50]&amp;[.AD50]&amp;[.AE50]&amp;[.AF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1]&amp;[.H51]&amp;[.I51]&amp;[.J51])&gt;0;[.C51]&amp;&quot;-&quot;&amp;[.D51]&amp;&quot;-&quot;&amp;[.G51]&amp;[.H51]&amp;[.I51]&amp;[.J51];[.C51]&amp;&quot;-&quot;&amp;[.N51]&amp;&quot;-&quot;&amp;[.O51])&amp;IF(LEN([.AC51]&amp;[.AD51]&amp;[.AE51]&amp;[.AF51])&gt;0;&quot;-&quot;&amp;[.AC51]&amp;[.AD51]&amp;[.AE51]&amp;[.AF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2]&amp;[.H52]&amp;[.I52]&amp;[.J52])&gt;0;[.C52]&amp;&quot;-&quot;&amp;[.D52]&amp;&quot;-&quot;&amp;[.G52]&amp;[.H52]&amp;[.I52]&amp;[.J52];[.C52]&amp;&quot;-&quot;&amp;[.N52]&amp;&quot;-&quot;&amp;[.O52])&amp;IF(LEN([.AC52]&amp;[.AD52]&amp;[.AE52]&amp;[.AF52])&gt;0;&quot;-&quot;&amp;[.AC52]&amp;[.AD52]&amp;[.AE52]&amp;[.AF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3]&amp;[.H53]&amp;[.I53]&amp;[.J53])&gt;0;[.C53]&amp;&quot;-&quot;&amp;[.D53]&amp;&quot;-&quot;&amp;[.G53]&amp;[.H53]&amp;[.I53]&amp;[.J53];[.C53]&amp;&quot;-&quot;&amp;[.N53]&amp;&quot;-&quot;&amp;[.O53])&amp;IF(LEN([.AC53]&amp;[.AD53]&amp;[.AE53]&amp;[.AF53])&gt;0;&quot;-&quot;&amp;[.AC53]&amp;[.AD53]&amp;[.AE53]&amp;[.AF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4]&amp;[.H54]&amp;[.I54]&amp;[.J54])&gt;0;[.C54]&amp;&quot;-&quot;&amp;[.D54]&amp;&quot;-&quot;&amp;[.G54]&amp;[.H54]&amp;[.I54]&amp;[.J54];[.C54]&amp;&quot;-&quot;&amp;[.N54]&amp;&quot;-&quot;&amp;[.O54])&amp;IF(LEN([.AC54]&amp;[.AD54]&amp;[.AE54]&amp;[.AF54])&gt;0;&quot;-&quot;&amp;[.AC54]&amp;[.AD54]&amp;[.AE54]&amp;[.AF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5]&amp;[.H55]&amp;[.I55]&amp;[.J55])&gt;0;[.C55]&amp;&quot;-&quot;&amp;[.D55]&amp;&quot;-&quot;&amp;[.G55]&amp;[.H55]&amp;[.I55]&amp;[.J55];[.C55]&amp;&quot;-&quot;&amp;[.N55]&amp;&quot;-&quot;&amp;[.O55])&amp;IF(LEN([.AC55]&amp;[.AD55]&amp;[.AE55]&amp;[.AF55])&gt;0;&quot;-&quot;&amp;[.AC55]&amp;[.AD55]&amp;[.AE55]&amp;[.AF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N56]&amp;&quot;-&quot;&amp;[.O56])&amp;IF(LEN([.AC56]&amp;[.AD56]&amp;[.AE56]&amp;[.AF56])&gt;0;&quot;-&quot;&amp;[.AC56]&amp;[.AD56]&amp;[.AE56]&amp;[.AF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7]&amp;[.H57]&amp;[.I57]&amp;[.J57])&gt;0;[.C57]&amp;&quot;-&quot;&amp;[.D57]&amp;&quot;-&quot;&amp;[.G57]&amp;[.H57]&amp;[.I57]&amp;[.J57];[.C57]&amp;&quot;-&quot;&amp;[.N57]&amp;&quot;-&quot;&amp;[.O57])&amp;IF(LEN([.AC57]&amp;[.AD57]&amp;[.AE57]&amp;[.AF57])&gt;0;&quot;-&quot;&amp;[.AC57]&amp;[.AD57]&amp;[.AE57]&amp;[.AF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N58]&amp;&quot;-&quot;&amp;[.O58])&amp;IF(LEN([.AC58]&amp;[.AD58]&amp;[.AE58]&amp;[.AF58])&gt;0;&quot;-&quot;&amp;[.AC58]&amp;[.AD58]&amp;[.AE58]&amp;[.AF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N59]&amp;&quot;-&quot;&amp;[.O59])&amp;IF(LEN([.AC59]&amp;[.AD59]&amp;[.AE59]&amp;[.AF59])&gt;0;&quot;-&quot;&amp;[.AC59]&amp;[.AD59]&amp;[.AE59]&amp;[.AF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N60]&amp;&quot;-&quot;&amp;[.O60])&amp;IF(LEN([.AC60]&amp;[.AD60]&amp;[.AE60]&amp;[.AF60])&gt;0;&quot;-&quot;&amp;[.AC60]&amp;[.AD60]&amp;[.AE60]&amp;[.AF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N61]&amp;&quot;-&quot;&amp;[.O61])&amp;IF(LEN([.AC61]&amp;[.AD61]&amp;[.AE61]&amp;[.AF61])&gt;0;&quot;-&quot;&amp;[.AC61]&amp;[.AD61]&amp;[.AE61]&amp;[.AF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N62]&amp;&quot;-&quot;&amp;[.O62])&amp;IF(LEN([.AC62]&amp;[.AD62]&amp;[.AE62]&amp;[.AF62])&gt;0;&quot;-&quot;&amp;[.AC62]&amp;[.AD62]&amp;[.AE62]&amp;[.AF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N63]&amp;&quot;-&quot;&amp;[.O63])&amp;IF(LEN([.AC63]&amp;[.AD63]&amp;[.AE63]&amp;[.AF63])&gt;0;&quot;-&quot;&amp;[.AC63]&amp;[.AD63]&amp;[.AE63]&amp;[.AF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N64]&amp;&quot;-&quot;&amp;[.O64])&amp;IF(LEN([.AC64]&amp;[.AD64]&amp;[.AE64]&amp;[.AF64])&gt;0;&quot;-&quot;&amp;[.AC64]&amp;[.AD64]&amp;[.AE64]&amp;[.AF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5]&amp;[.H65]&amp;[.I65]&amp;[.J65])&gt;0;[.C65]&amp;&quot;-&quot;&amp;[.D65]&amp;&quot;-&quot;&amp;[.G65]&amp;[.H65]&amp;[.I65]&amp;[.J65];[.C65]&amp;&quot;-&quot;&amp;[.N65]&amp;&quot;-&quot;&amp;[.O65])&amp;IF(LEN([.AC65]&amp;[.AD65]&amp;[.AE65]&amp;[.AF65])&gt;0;&quot;-&quot;&amp;[.AC65]&amp;[.AD65]&amp;[.AE65]&amp;[.AF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6]&amp;[.H66]&amp;[.I66]&amp;[.J66])&gt;0;[.C66]&amp;&quot;-&quot;&amp;[.D66]&amp;&quot;-&quot;&amp;[.G66]&amp;[.H66]&amp;[.I66]&amp;[.J66];[.C66]&amp;&quot;-&quot;&amp;[.N66]&amp;&quot;-&quot;&amp;[.O66])&amp;IF(LEN([.AC66]&amp;[.AD66]&amp;[.AE66]&amp;[.AF66])&gt;0;&quot;-&quot;&amp;[.AC66]&amp;[.AD66]&amp;[.AE66]&amp;[.AF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7]&amp;[.H67]&amp;[.I67]&amp;[.J67])&gt;0;[.C67]&amp;&quot;-&quot;&amp;[.D67]&amp;&quot;-&quot;&amp;[.G67]&amp;[.H67]&amp;[.I67]&amp;[.J67];[.C67]&amp;&quot;-&quot;&amp;[.N67]&amp;&quot;-&quot;&amp;[.O67])&amp;IF(LEN([.AC67]&amp;[.AD67]&amp;[.AE67]&amp;[.AF67])&gt;0;&quot;-&quot;&amp;[.AC67]&amp;[.AD67]&amp;[.AE67]&amp;[.AF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8]&amp;[.H68]&amp;[.I68]&amp;[.J68])&gt;0;[.C68]&amp;&quot;-&quot;&amp;[.D68]&amp;&quot;-&quot;&amp;[.G68]&amp;[.H68]&amp;[.I68]&amp;[.J68];[.C68]&amp;&quot;-&quot;&amp;[.N68]&amp;&quot;-&quot;&amp;[.O68])&amp;IF(LEN([.AC68]&amp;[.AD68]&amp;[.AE68]&amp;[.AF68])&gt;0;&quot;-&quot;&amp;[.AC68]&amp;[.AD68]&amp;[.AE68]&amp;[.AF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69]&amp;[.H69]&amp;[.I69]&amp;[.J69])&gt;0;[.C69]&amp;&quot;-&quot;&amp;[.D69]&amp;&quot;-&quot;&amp;[.G69]&amp;[.H69]&amp;[.I69]&amp;[.J69];[.C69]&amp;&quot;-&quot;&amp;[.N69]&amp;&quot;-&quot;&amp;[.O69])&amp;IF(LEN([.AC69]&amp;[.AD69]&amp;[.AE69]&amp;[.AF69])&gt;0;&quot;-&quot;&amp;[.AC69]&amp;[.AD69]&amp;[.AE69]&amp;[.AF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70]&amp;[.H70]&amp;[.I70]&amp;[.J70])&gt;0;[.C70]&amp;&quot;-&quot;&amp;[.D70]&amp;&quot;-&quot;&amp;[.G70]&amp;[.H70]&amp;[.I70]&amp;[.J70];[.C70]&amp;&quot;-&quot;&amp;[.N70]&amp;&quot;-&quot;&amp;[.O70])&amp;IF(LEN([.AC70]&amp;[.AD70]&amp;[.AE70]&amp;[.AF70])&gt;0;&quot;-&quot;&amp;[.AC70]&amp;[.AD70]&amp;[.AE70]&amp;[.AF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71]&amp;[.H71]&amp;[.I71]&amp;[.J71])&gt;0;[.C71]&amp;&quot;-&quot;&amp;[.D71]&amp;&quot;-&quot;&amp;[.G71]&amp;[.H71]&amp;[.I71]&amp;[.J71];[.C71]&amp;&quot;-&quot;&amp;[.N71]&amp;&quot;-&quot;&amp;[.O71])&amp;IF(LEN([.AC71]&amp;[.AD71]&amp;[.AE71]&amp;[.AF71])&gt;0;&quot;-&quot;&amp;[.AC71]&amp;[.AD71]&amp;[.AE71]&amp;[.AF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formula="of:=IF(LEN([.G72]&amp;[.H72]&amp;[.I72]&amp;[.J72])&gt;0;[.C72]&amp;&quot;-&quot;&amp;[.D72]&amp;&quot;-&quot;&amp;[.G72]&amp;[.H72]&amp;[.I72]&amp;[.J72];[.C72]&amp;&quot;-&quot;&amp;[.N72]&amp;&quot;-&quot;&amp;[.O72])&amp;IF(LEN([.AC72]&amp;[.AD72]&amp;[.AE72]&amp;[.AF72])&gt;0;&quot;-&quot;&amp;[.AC72]&amp;[.AD72]&amp;[.AE72]&amp;[.AF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58" table:number-columns-repeated="3"/>
          <table:table-cell table:style-name="ce61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3">
          <table:table-cell table:style-name="ce29"/>
          <table:table-cell table:style-name="ce33" table:number-columns-repeated="9"/>
          <table:table-cell table:style-name="ce41" table:number-columns-repeated="3"/>
          <table:table-cell table:style-name="ce33" table:number-columns-repeated="5"/>
          <table:table-cell table:style-name="ce51"/>
          <table:table-cell table:style-name="ce33" table:number-columns-repeated="6"/>
          <table:table-cell table:style-name="ce41" table:number-columns-repeated="3"/>
          <table:table-cell table:style-name="ce33" table:number-columns-repeated="4"/>
          <table:table-cell table:style-name="ce41"/>
          <table:table-cell table:number-columns-repeated="987"/>
        </table:table-row>
        <table:table-row table:style-name="ro3" table:number-rows-repeated="1048502">
          <table:table-cell table:number-columns-repeated="1020"/>
        </table:table-row>
        <table:table-row table:style-name="ro3">
          <table:table-cell table:number-columns-repeated="1020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default-cell-style-name="ce124"/>
        <table:table-column table:style-name="co13" table:number-columns-repeated="1021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office:value-type="string">
            <text:p>comments</text:p>
          </table:table-cell>
          <table:table-cell table:style-name="ce52" table:number-columns-repeated="1021"/>
        </table:table-row>
        <table:table-row table:style-name="ro3">
          <table:table-cell table:style-name="ce53" office:value-type="string">
            <text:p>DEFAULT</text:p>
          </table:table-cell>
          <table:table-cell table:style-name="ce123" office:value-type="float" office:value="0">
            <text:p>0</text:p>
          </table:table-cell>
          <table:table-cell table:style-name="ce125"/>
          <table:table-cell table:style-name="ce53" table:number-columns-repeated="1021"/>
        </table:table-row>
        <table:table-row table:style-name="ro7">
          <table:table-cell office:value-type="string">
            <text:p>numSticks</text:p>
          </table:table-cell>
          <table:table-cell table:number-columns-repeated="1023"/>
        </table:table-row>
        <table:table-row table:style-name="ro7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7">
          <table:table-cell office:value-type="string">
            <text:p>auger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office:value-type="string">
            <text:p>strengthSta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office:value-type="string">
            <text:p>windowRop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7">
          <table:table-cell table:style-name="ce121" office:value-type="string">
            <text:p>sticks</text:p>
          </table:table-cell>
          <table:table-cell office:value-type="float" office:value="5">
            <text:p>5</text:p>
          </table:table-cell>
          <table:table-cell office:value-type="string">
            <text:p>Definging constants so I can do 'math' on teamState, e.g. 'teamState &gt;= cabin'</text:p>
          </table:table-cell>
          <table:table-cell table:number-columns-repeated="1021"/>
        </table:table-row>
        <table:table-row table:style-name="ro3">
          <table:table-cell table:style-name="ce121" office:value-type="string">
            <text:p>lost</text:p>
          </table:table-cell>
          <table:table-cell office:value-type="float" office:value="10">
            <text:p>10</text:p>
          </table:table-cell>
          <table:table-cell office:value-type="string">
            <text:p>I leave some room in case I need to add one in between later.</text:p>
          </table:table-cell>
          <table:table-cell table:number-columns-repeated="1021"/>
        </table:table-row>
        <table:table-row table:style-name="ro7">
          <table:table-cell table:style-name="ce121" office:value-type="string">
            <text:p>queenTemp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3">
          <table:table-cell table:style-name="ce121" office:value-type="string">
            <text:p>quee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3">
          <table:table-cell table:style-name="ce121" office:value-type="string">
            <text:p>cabin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1" table:default-cell-style-name="ce59"/>
        <table:table-column table:style-name="co13" table:number-columns-repeated="7" table:default-cell-style-name="ce59"/>
        <table:table-column table:style-name="co13" table:number-columns-repeated="3" table:default-cell-style-name="Default"/>
        <table:table-column table:style-name="co82" table:number-columns-repeated="2" table:default-cell-style-name="ce59"/>
        <table:table-column table:style-name="co13" table:number-columns-repeated="1007" table:default-cell-style-name="Default"/>
        <table:table-row table:style-name="ro7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3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29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3">
          <table:table-cell table:style-name="ce116" office:value-type="string">
            <text:p>use</text:p>
          </table:table-cell>
          <table:table-cell table:style-name="ce116" office:value-type="string">
            <text:p>Use on</text:p>
          </table:table-cell>
          <table:table-cell table:style-name="ce116" office:value-type="string">
            <text:p>DEFAULT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number-columns-repeated="2" table:style-name="ce119" office:value-type="float" office:value="1">
            <text:p>1</text:p>
          </table:table-cell>
          <table:table-cell table:style-name="ce119"/>
          <table:table-cell table:style-name="ce116"/>
          <table:table-cell table:style-name="ce128" office:value-type="string">
            <text:p>TEMP</text:p>
          </table:table-cell>
          <table:table-cell table:style-name="ce116"/>
          <table:table-cell table:style-name="ce119"/>
          <table:table-cell table:style-name="ce119" office:value-type="float" office:value="0">
            <text:p>0</text:p>
          </table:table-cell>
          <table:table-cell table:style-name="ce116" table:number-columns-repeated="1007"/>
        </table:table-row>
        <table:table-row table:style-name="ro3">
          <table:table-cell table:style-name="ce117" office:value-type="string">
            <text:p>walk</text:p>
          </table:table-cell>
          <table:table-cell table:style-name="ce118" office:value-type="string">
            <text:p>Walk to</text:p>
          </table:table-cell>
          <table:table-cell table:style-name="ce118" office:value-type="string">
            <text:p>DEFAULT</text:p>
          </table:table-cell>
          <table:table-cell table:style-name="ce120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18" table:number-columns-repeated="3"/>
          <table:table-cell table:style-name="ce120" table:number-columns-repeated="2"/>
          <table:table-cell table:style-name="ce118" table:number-columns-repeated="1007"/>
        </table:table-row>
        <table:table-row table:style-name="ro7">
          <table:table-cell table:style-name="ce116" office:value-type="string">
            <text:p>look</text:p>
          </table:table-cell>
          <table:table-cell table:style-name="ce116" office:value-type="string">
            <text:p>Look at</text:p>
          </table:table-cell>
          <table:table-cell table:style-name="ce116" office:value-type="string">
            <text:p>DEFAULT</text:p>
          </table:table-cell>
          <table:table-cell table:style-name="ce119"/>
          <table:table-cell table:number-columns-repeated="5" table:style-name="ce119" office:value-type="float" office:value="1">
            <text:p>1</text:p>
          </table:table-cell>
          <table:table-cell table:style-name="ce119" table:number-columns-repeated="2"/>
          <table:table-cell table:style-name="ce116"/>
          <table:table-cell table:style-name="ce116" office:value-type="string">
            <text:p>vc_look</text:p>
          </table:table-cell>
          <table:table-cell table:style-name="ce116"/>
          <table:table-cell table:style-name="ce119"/>
          <table:table-cell table:style-name="ce119" office:value-type="float" office:value="180">
            <text:p>180</text:p>
          </table:table-cell>
          <table:table-cell table:style-name="ce116" table:number-columns-repeated="1007"/>
        </table:table-row>
        <table:table-row table:style-name="ro7">
          <table:table-cell table:style-name="ce116" office:value-type="string">
            <text:p>talk</text:p>
          </table:table-cell>
          <table:table-cell table:style-name="ce116" office:value-type="string">
            <text:p>Talk to</text:p>
          </table:table-cell>
          <table:table-cell table:style-name="ce116" office:value-type="string">
            <text:p>DEFAULT</text:p>
          </table:table-cell>
          <table:table-cell table:style-name="ce119"/>
          <table:table-cell table:number-columns-repeated="4"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2"/>
          <table:table-cell table:style-name="ce116"/>
          <table:table-cell table:style-name="ce116" office:value-type="string">
            <text:p>vc_talk</text:p>
          </table:table-cell>
          <table:table-cell table:style-name="ce116"/>
          <table:table-cell table:style-name="ce119"/>
          <table:table-cell table:style-name="ce119" office:value-type="float" office:value="60">
            <text:p>60</text:p>
          </table:table-cell>
          <table:table-cell table:style-name="ce116" table:number-columns-repeated="1007"/>
        </table:table-row>
        <table:table-row table:style-name="ro7">
          <table:table-cell table:style-name="ce116" office:value-type="string">
            <text:p>handle</text:p>
          </table:table-cell>
          <table:table-cell table:style-name="ce116" office:value-type="string">
            <text:p>Interact with</text:p>
          </table:table-cell>
          <table:table-cell table:style-name="ce116" office:value-type="string">
            <text:p>DEFAULT</text:p>
          </table:table-cell>
          <table:table-cell table:style-name="ce119"/>
          <table:table-cell table:number-columns-repeated="5" table:style-name="ce119" office:value-type="float" office:value="1">
            <text:p>1</text:p>
          </table:table-cell>
          <table:table-cell table:style-name="ce119" table:number-columns-repeated="2"/>
          <table:table-cell table:style-name="ce116"/>
          <table:table-cell table:style-name="ce116" office:value-type="string">
            <text:p>vc_handle</text:p>
          </table:table-cell>
          <table:table-cell table:style-name="ce116"/>
          <table:table-cell table:style-name="ce119"/>
          <table:table-cell table:style-name="ce119" office:value-type="float" office:value="120">
            <text:p>120</text:p>
          </table:table-cell>
          <table:table-cell table:style-name="ce116" table:number-columns-repeated="1007"/>
        </table:table-row>
        <table:table-row table:style-name="ro7" table:number-rows-repeated="1048568">
          <table:table-cell table:number-columns-repeated="1023"/>
        </table:table-row>
        <table:table-row table:style-name="ro7">
          <table:table-cell table:number-columns-repeated="1023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37" table:number-columns-repeated="2" table:default-cell-style-name="ce59"/>
        <table:table-column table:style-name="co38" table:default-cell-style-name="ce59"/>
        <table:table-column table:style-name="co37" table:default-cell-style-name="ce59"/>
        <table:table-column table:style-name="co50" table:default-cell-style-name="ce4"/>
        <table:table-column table:style-name="co59" table:number-columns-repeated="2" table:default-cell-style-name="ce64"/>
        <table:table-column table:style-name="co37" table:number-columns-repeated="3" table:default-cell-style-name="ce64"/>
        <table:table-column table:style-name="co23" table:number-columns-repeated="2" table:default-cell-style-name="ce67"/>
        <table:table-column table:style-name="co37" table:default-cell-style-name="ce59"/>
        <table:table-column table:style-name="co39" table:default-cell-style-name="ce64"/>
        <table:table-column table:style-name="co51" table:default-cell-style-name="ce70"/>
        <table:table-column table:style-name="co39" table:default-cell-style-name="ce4"/>
        <table:table-column table:style-name="co23" table:default-cell-style-name="ce59"/>
        <table:table-column table:style-name="co23" table:default-cell-style-name="ce4"/>
        <table:table-column table:style-name="co46" table:default-cell-style-name="ce4"/>
        <table:table-column table:style-name="co37" table:default-cell-style-name="ce4"/>
        <table:table-column table:style-name="co26" table:default-cell-style-name="ce59"/>
        <table:table-column table:style-name="co39" table:default-cell-style-name="ce72"/>
        <table:table-column table:style-name="co54" table:number-columns-repeated="8" table:default-cell-style-name="ce74"/>
        <table:table-column table:style-name="co54" table:number-columns-repeated="8" table:default-cell-style-name="ce76"/>
        <table:table-column table:style-name="co55" table:default-cell-style-name="ce78"/>
        <table:table-column table:style-name="co56" table:default-cell-style-name="ce78"/>
        <table:table-column table:style-name="co33" table:default-cell-style-name="ce78"/>
        <table:table-column table:style-name="co38" table:number-columns-repeated="2" table:default-cell-style-name="ce81"/>
        <table:table-column table:style-name="co56" table:default-cell-style-name="ce78"/>
        <table:table-column table:style-name="co57" table:default-cell-style-name="ce78"/>
        <table:table-column table:style-name="co56" table:default-cell-style-name="ce78"/>
        <table:table-column table:style-name="co35" table:default-cell-style-name="ce78"/>
        <table:table-column table:style-name="co13" table:number-columns-repeated="975" table:default-cell-style-name="ce4"/>
        <table:table-row table:style-name="ro3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5" office:value-type="string">
            <text:p>Walk_Point_X</text:p>
          </table:table-cell>
          <table:table-cell table:style-name="ce65" office:value-type="string">
            <text:p>Walk_Point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68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71" office:value-type="string">
            <text:p>Animation_Current</text:p>
          </table:table-cell>
          <table:table-cell table:style-name="ce73" office:value-type="string">
            <text:p>Idle_N</text:p>
          </table:table-cell>
          <table:table-cell table:style-name="ce73" office:value-type="string">
            <text:p>Idle_E</text:p>
          </table:table-cell>
          <table:table-cell table:style-name="ce73" office:value-type="string">
            <text:p>Idle_W</text:p>
          </table:table-cell>
          <table:table-cell table:style-name="ce73" office:value-type="string">
            <text:p>Idle_S</text:p>
          </table:table-cell>
          <table:table-cell table:style-name="ce73" office:value-type="string">
            <text:p>Idle_NE</text:p>
          </table:table-cell>
          <table:table-cell table:style-name="ce73" office:value-type="string">
            <text:p>Idle_NW</text:p>
          </table:table-cell>
          <table:table-cell table:style-name="ce73" office:value-type="string">
            <text:p>Idle_SE</text:p>
          </table:table-cell>
          <table:table-cell table:style-name="ce73" office:value-type="string">
            <text:p>Idle_SW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E</text:p>
          </table:table-cell>
          <table:table-cell table:style-name="ce75" office:value-type="string">
            <text:p>W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NE</text:p>
          </table:table-cell>
          <table:table-cell table:style-name="ce75" office:value-type="string">
            <text:p>NW</text:p>
          </table:table-cell>
          <table:table-cell table:style-name="ce75" office:value-type="string">
            <text:p>SE</text:p>
          </table:table-cell>
          <table:table-cell table:style-name="ce75" office:value-type="string">
            <text:p>SW</text:p>
          </table:table-cell>
          <table:table-cell table:style-name="ce77" office:value-type="string">
            <text:p>Cursor_Path</text:p>
          </table:table-cell>
          <table:table-cell table:style-name="ce77" office:value-type="string">
            <text:p>Cursor_Filename</text:p>
          </table:table-cell>
          <table:table-cell table:style-name="ce77" office:value-type="string">
            <text:p>Cursor_Extension</text:p>
          </table:table-cell>
          <table:table-cell table:style-name="ce80" office:value-type="string">
            <text:p>Cursor_Point_X</text:p>
          </table:table-cell>
          <table:table-cell table:style-name="ce80" office:value-type="string">
            <text:p>Cursor_Point_Y</text:p>
          </table:table-cell>
          <table:table-cell table:style-name="ce77" office:value-type="string">
            <text:p>Action_Wheel_Path</text:p>
          </table:table-cell>
          <table:table-cell table:style-name="ce77" office:value-type="string">
            <text:p>Action_Wheel_Filename</text:p>
          </table:table-cell>
          <table:table-cell table:style-name="ce77" office:value-type="string">
            <text:p>Action_Wheel_Extension</text:p>
          </table:table-cell>
          <table:table-cell table:style-name="ce77"/>
          <table:table-cell table:style-name="ce50" table:number-columns-repeated="975"/>
        </table:table-row>
        <table:table-row table:style-name="ro7">
          <table:table-cell table:style-name="ce30" office:value-type="string">
            <text:p>DEFAULT</text:p>
          </table:table-cell>
          <table:table-cell table:style-name="ce30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30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66" office:value-type="percentage" office:value="0">
            <text:p>0.0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69" office:value-type="float" office:value="1">
            <text:p>1</text:p>
          </table:table-cell>
          <table:table-cell table:style-name="ce30" office:value-type="string">
            <text:p>#000000</text:p>
          </table:table-cell>
          <table:table-cell table:style-name="ce45"/>
          <table:table-cell table:style-name="ce30" office:value-type="string">
            <text:p>fonts/</text:p>
          </table:table-cell>
          <table:table-cell table:style-name="ce30" office:value-type="string">
            <text:p>narrator</text:p>
          </table:table-cell>
          <table:table-cell table:style-name="ce30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30" office:value-type="string">
            <text:p>images/menu/</text:p>
          </table:table-cell>
          <table:table-cell table:style-name="ce30" office:value-type="string">
            <text:p>cursor</text:p>
          </table:table-cell>
          <table:table-cell table:style-name="ce30" office:value-type="string">
            <text:p>.png</text:p>
          </table:table-cell>
          <table:table-cell table:style-name="ce66" office:value-type="percentage" office:value="0.02">
            <text:p>2.0%</text:p>
          </table:table-cell>
          <table:table-cell table:style-name="ce66" office:value-type="percentage" office:value="0.03">
            <text:p>3.0%</text:p>
          </table:table-cell>
          <table:table-cell table:style-name="ce30" office:value-type="string">
            <text:p>images/menu/</text:p>
          </table:table-cell>
          <table:table-cell table:style-name="ce30" office:value-type="string">
            <text:p>vc</text:p>
          </table:table-cell>
          <table:table-cell table:style-name="ce30" office:value-type="string">
            <text:p>.png</text:p>
          </table:table-cell>
          <table:table-cell table:style-name="ce30" table:number-columns-repeated="976"/>
        </table:table-row>
        <table:table-row table:style-name="ro7">
          <table:table-cell office:value-type="string">
            <text:p>lindsay</text:p>
          </table:table-cell>
          <table:table-cell office:value-type="string">
            <text:p>Lindsay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edroom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8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7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edroom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6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7">
          <table:table-cell office:value-type="string">
            <text:p>narrator</text:p>
          </table:table-cell>
          <table:table-cell office:value-type="string">
            <text:p>Narrator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7" table:number-rows-repeated="1048570">
          <table:table-cell table:number-columns-repeated="1024"/>
        </table:table-row>
        <table:table-row table:style-name="ro7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58" table:default-cell-style-name="Default"/>
        <table:table-column table:style-name="co60" table:default-cell-style-name="ce59"/>
        <table:table-column table:style-name="co17" table:default-cell-style-name="ce83"/>
        <table:table-column table:style-name="co61" table:default-cell-style-name="ce83"/>
        <table:table-column table:style-name="co39" table:default-cell-style-name="ce83"/>
        <table:table-column table:style-name="co62" table:default-cell-style-name="ce85"/>
        <table:table-column table:style-name="co63" table:default-cell-style-name="ce85"/>
        <table:table-column table:style-name="co64" table:default-cell-style-name="ce85"/>
        <table:table-column table:style-name="co65" table:default-cell-style-name="ce87"/>
        <table:table-column table:style-name="co67" table:default-cell-style-name="ce87"/>
        <table:table-column table:style-name="co14" table:default-cell-style-name="ce87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82" office:value-type="string">
            <text:p>Background_Path</text:p>
          </table:table-cell>
          <table:table-cell table:style-name="ce82" office:value-type="string">
            <text:p>Background_Filename</text:p>
          </table:table-cell>
          <table:table-cell table:style-name="ce82" office:value-type="string">
            <text:p>Background_Extension</text:p>
          </table:table-cell>
          <table:table-cell table:style-name="ce84" office:value-type="string">
            <text:p>Foreground_Path</text:p>
          </table:table-cell>
          <table:table-cell table:style-name="ce84" office:value-type="string">
            <text:p>Foreground_Filename</text:p>
          </table:table-cell>
          <table:table-cell table:style-name="ce84" office:value-type="string">
            <text:p>Foreground_Extension</text:p>
          </table:table-cell>
          <table:table-cell table:style-name="ce86" office:value-type="string">
            <text:p>Walkmap_Path</text:p>
          </table:table-cell>
          <table:table-cell table:style-name="ce86" office:value-type="string">
            <text:p>Walkmap_Filename</text:p>
          </table:table-cell>
          <table:table-cell table:style-name="ce86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3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5"/>
          <table:table-cell office:value-type="string">
            <text:p>bedroom</text:p>
          </table:table-cell>
          <table:table-cell/>
          <table:table-cell office:value-type="percentage" office:value="0.7">
            <text:p>70%</text:p>
          </table:table-cell>
          <table:table-cell table:number-columns-repeated="1009"/>
        </table:table-row>
        <table:table-row table:style-name="ro3" table:number-rows-repeated="1048572">
          <table:table-cell table:number-columns-repeated="1022"/>
        </table:table-row>
        <table:table-row table:style-name="ro3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29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3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30" office:value-type="string">
            <text:p>images/objects/</text:p>
          </table:table-cell>
          <table:table-cell table:style-name="ce30" office:value-type="string">
            <text:p>unknown</text:p>
          </table:table-cell>
          <table:table-cell table:style-name="ce30" office:value-type="string">
            <text:p>-inv.png</text:p>
          </table:table-cell>
          <table:table-cell table:style-name="ce29"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68" table:default-cell-style-name="ce4"/>
        <table:table-column table:style-name="co81" table:default-cell-style-name="ce4"/>
        <table:table-column table:style-name="co69" table:default-cell-style-name="ce4"/>
        <table:table-column table:style-name="co13" table:default-cell-style-name="ce4"/>
        <table:table-column table:style-name="co72" table:default-cell-style-name="ce59"/>
        <table:table-column table:style-name="co73" table:default-cell-style-name="ce59"/>
        <table:table-column table:style-name="co47" table:default-cell-style-name="ce4"/>
        <table:table-column table:style-name="co30" table:default-cell-style-name="ce4"/>
        <table:table-column table:style-name="co13" table:default-cell-style-name="ce4"/>
        <table:table-column table:style-name="co13" table:number-columns-repeated="2" table:default-cell-style-name="ce67"/>
        <table:table-column table:style-name="co37" table:number-columns-repeated="2" table:default-cell-style-name="ce64"/>
        <table:table-column table:style-name="co23" table:number-columns-repeated="2" table:default-cell-style-name="ce67"/>
        <table:table-column table:style-name="co23" table:default-cell-style-name="ce64"/>
        <table:table-column table:style-name="co81" table:default-cell-style-name="ce59"/>
        <table:table-column table:style-name="co23" table:number-columns-repeated="2" table:default-cell-style-name="ce59"/>
        <table:table-column table:style-name="co29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1" table:default-cell-style-name="ce4"/>
        <table:table-row table:style-name="ro3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5" office:value-type="string">
            <text:p>Screen_X</text:p>
          </table:table-cell>
          <table:table-cell table:style-name="ce65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5" office:value-type="string">
            <text:p>Walk_Point_X</text:p>
          </table:table-cell>
          <table:table-cell table:style-name="ce65" office:value-type="string">
            <text:p>Walk_Point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1"/>
        </table:table-row>
        <table:table-row table:style-name="ro7">
          <table:table-cell table:style-name="ce30" office:value-type="string">
            <text:p>DEFAULT</text:p>
          </table:table-cell>
          <table:table-cell table:style-name="ce30" table:number-columns-repeated="4"/>
          <table:table-cell table:number-columns-repeated="2" table:style-name="ce45" office:value-type="float" office:value="1">
            <text:p>1</text:p>
          </table:table-cell>
          <table:table-cell table:style-name="ce30" office:value-type="string">
            <text:p>images/objects/</text:p>
          </table:table-cell>
          <table:table-cell table:style-name="ce30" office:value-type="string">
            <text:p>unknown</text:p>
          </table:table-cell>
          <table:table-cell table:style-name="ce30" office:value-type="string">
            <text:p>.png</text:p>
          </table:table-cell>
          <table:table-cell table:number-columns-repeated="2" table:style-name="ce66" office:value-type="percentage" office:value="0.5">
            <text:p>50.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66" office:value-type="percentage" office:value="0">
            <text:p>0.0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30" office:value-type="string">
            <text:p>images/objects/</text:p>
          </table:table-cell>
          <table:table-cell table:style-name="ce30" office:value-type="string">
            <text:p>unknown</text:p>
          </table:table-cell>
          <table:table-cell table:style-name="ce30" office:value-type="string">
            <text:p>-inv.png</text:p>
          </table:table-cell>
          <table:table-cell table:style-name="ce30" table:number-columns-repeated="1001"/>
        </table:table-row>
        <table:table-row table:style-name="ro3">
          <table:table-cell office:value-type="string">
            <text:p>painting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painting</text:p>
          </table:table-cell>
          <table:table-cell/>
          <table:table-cell office:value-type="percentage" office:value="0.57">
            <text:p>57.0%</text:p>
          </table:table-cell>
          <table:table-cell office:value-type="percentage" office:value="0.191">
            <text:p>19.1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-1">
            <text:p>-100.0%</text:p>
          </table:table-cell>
          <table:table-cell office:value-type="percentage" office:value="2">
            <text:p>200.0%</text:p>
          </table:table-cell>
          <table:table-cell table:number-columns-repeated="5"/>
          <table:table-cell office:value-type="string">
            <text:p>painting</text:p>
          </table:table-cell>
          <table:table-cell table:number-columns-repeated="1002"/>
        </table:table-row>
        <table:table-row table:style-name="ro3">
          <table:table-cell office:value-type="string">
            <text:p>owindow</text:p>
          </table:table-cell>
          <table:table-cell table:number-columns-repeated="2"/>
          <table:table-cell office:value-type="string">
            <text:p>Window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window_to_outside</text:p>
          </table:table-cell>
          <table:table-cell/>
          <table:table-cell office:value-type="percentage" office:value="0.07">
            <text:p>7.0%</text:p>
          </table:table-cell>
          <table:table-cell office:value-type="percentage" office:value="0.331">
            <text:p>33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1">
            <text:p>110.0%</text:p>
          </table:table-cell>
          <table:table-cell table:number-columns-repeated="1008"/>
        </table:table-row>
        <table:table-row table:style-name="ro3">
          <table:table-cell office:value-type="string">
            <text:p>bed</text:p>
          </table:table-cell>
          <table:table-cell table:number-columns-repeated="2"/>
          <table:table-cell office:value-type="string">
            <text:p>Bed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bed-made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487">
            <text:p>48.7%</text:p>
          </table:table-cell>
          <table:table-cell/>
          <table:table-cell office:value-type="percentage" office:value="0">
            <text:p>0%</text:p>
          </table:table-cell>
          <table:table-cell office:value-type="percentage" office:value="-0.45">
            <text:p>-45.0%</text:p>
          </table:table-cell>
          <table:table-cell office:value-type="percentage" office:value="0.9">
            <text:p>90.0%</text:p>
          </table:table-cell>
          <table:table-cell table:number-columns-repeated="1008"/>
        </table:table-row>
        <table:table-row table:style-name="ro3">
          <table:table-cell office:value-type="string">
            <text:p>sheets</text:p>
          </table:table-cell>
          <table:table-cell table:number-columns-repeated="2"/>
          <table:table-cell office:value-type="string">
            <text:p>Sheets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4"/>
          <table:table-cell office:value-type="string">
            <text:p>sheets</text:p>
          </table:table-cell>
          <table:table-cell table:number-columns-repeated="1002"/>
        </table:table-row>
        <table:table-row table:style-name="ro3">
          <table:table-cell office:value-type="string">
            <text:p>bedtable</text:p>
          </table:table-cell>
          <table:table-cell table:number-columns-repeated="2"/>
          <table:table-cell office:value-type="string">
            <text:p>Table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bed-table</text:p>
          </table:table-cell>
          <table:table-cell/>
          <table:table-cell office:value-type="percentage" office:value="1">
            <text:p>100.0%</text:p>
          </table:table-cell>
          <table:table-cell office:value-type="percentage" office:value="0.846">
            <text:p>84.6%</text:p>
          </table:table-cell>
          <table:table-cell table:number-columns-repeated="2" office:value-type="percentage" office:value="1">
            <text:p>100%</text:p>
          </table:table-cell>
          <table:table-cell table:number-columns-repeated="1010"/>
        </table:table-row>
        <table:table-row table:style-name="ro3">
          <table:table-cell office:value-type="string">
            <text:p>rug</text:p>
          </table:table-cell>
          <table:table-cell table:number-columns-repeated="2"/>
          <table:table-cell office:value-type="string">
            <text:p>Ru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rug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3">
            <text:p>73.0%</text:p>
          </table:table-cell>
          <table:table-cell/>
          <table:table-cell office:value-type="percentage" office:value="0">
            <text:p>0%</text:p>
          </table:table-cell>
          <table:table-cell table:number-columns-repeated="1010"/>
        </table:table-row>
        <table:table-row table:style-name="ro3">
          <table:table-cell table:formula="of:=[.$B9] &amp; IF(LEN([.$C9])=0;&quot;&quot;;&quot;-&quot;) &amp; [.$C9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0] &amp; IF(LEN([.$C10])=0;&quot;&quot;;&quot;-&quot;) &amp; [.$C10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1] &amp; IF(LEN([.$C11])=0;&quot;&quot;;&quot;-&quot;) &amp; [.$C11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2] &amp; IF(LEN([.$C12])=0;&quot;&quot;;&quot;-&quot;) &amp; [.$C12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3] &amp; IF(LEN([.$C13])=0;&quot;&quot;;&quot;-&quot;) &amp; [.$C13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4] &amp; IF(LEN([.$C14])=0;&quot;&quot;;&quot;-&quot;) &amp; [.$C14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1"/>
        </table:table-row>
        <table:table-row table:style-name="ro3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1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70" table:default-cell-style-name="Default"/>
        <table:table-column table:style-name="co71" table:default-cell-style-name="ce4"/>
        <table:table-column table:style-name="co52" table:default-cell-style-name="ce4"/>
        <table:table-column table:style-name="co46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3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30" office:value-type="string">
            <text:p>images/characters/</text:p>
          </table:table-cell>
          <table:table-cell table:style-name="ce30" office:value-type="string">
            <text:p>empty</text:p>
          </table:table-cell>
          <table:table-cell table:style-name="ce30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7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7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7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7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7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0]&amp;IF(LEN([.C10])&gt;0;&quot;-&quot;&amp;[.C10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3">
          <table:table-cell table:formula="of:=[.B11]&amp;IF(LEN([.C11])&gt;0;&quot;-&quot;&amp;[.C11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3">
          <table:table-cell table:formula="of:=[.B12]&amp;IF(LEN([.C12])&gt;0;&quot;-&quot;&amp;[.C12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3">
          <table:table-cell table:formula="of:=[.B13]&amp;IF(LEN([.C13])&gt;0;&quot;-&quot;&amp;[.C13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4]&amp;IF(LEN([.C14])&gt;0;&quot;-&quot;&amp;[.C14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5]&amp;IF(LEN([.C15])&gt;0;&quot;-&quot;&amp;[.C15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formula="of:=[.B16]&amp;IF(LEN([.C16])&gt;0;&quot;-&quot;&amp;[.C16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16"/>
        <table:table-column table:style-name="co47" table:default-cell-style-name="Default"/>
        <table:table-column table:style-name="co48" table:default-cell-style-name="Default"/>
        <table:table-column table:style-name="co59" table:default-cell-style-name="ce59"/>
        <table:table-column table:style-name="co47" table:default-cell-style-name="Default"/>
        <table:table-column table:style-name="co49" table:number-columns-repeated="4" table:default-cell-style-name="ce64"/>
        <table:table-column table:style-name="co66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8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6" table:default-cell-style-name="ce59"/>
        <table:table-column table:style-name="co53" table:default-cell-style-name="ce59"/>
        <table:table-column table:style-name="co49" table:number-columns-repeated="4" table:default-cell-style-name="ce64"/>
        <table:table-column table:style-name="co13" table:number-columns-repeated="992" table:default-cell-style-name="Default"/>
        <table:table-row table:style-name="ro3">
          <table:table-cell table:style-name="ce130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7" office:value-type="string">
            <text:p>Show_Labels</text:p>
          </table:table-cell>
          <table:table-cell table:style-name="ce62" office:value-type="string">
            <text:p>Label_Offset_X</text:p>
          </table:table-cell>
          <table:table-cell table:style-name="ce62" office:value-type="string">
            <text:p>Label_Offset_Y</text:p>
          </table:table-cell>
          <table:table-cell table:style-name="ce62" office:value-type="string">
            <text:p>Label_Base_X</text:p>
          </table:table-cell>
          <table:table-cell table:style-name="ce62" office:value-type="string">
            <text:p>Label_Base_Y</text:p>
          </table:table-cell>
          <table:table-cell table:style-name="ce52" table:number-columns-repeated="992"/>
        </table:table-row>
        <table:table-row table:style-name="ro3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 office:value-type="float" office:value="0">
            <text:p>0</text:p>
          </table:table-cell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">
            <text:p>0</text:p>
          </table:table-cell>
          <table:table-cell table:number-columns-repeated="4" table:style-name="ce63" office:value-type="percentage" office:value="0.5">
            <text:p>50%</text:p>
          </table:table-cell>
          <table:table-cell table:style-name="ce2" table:number-columns-repeated="992"/>
        </table:table-row>
        <table:table-row table:style-name="ro3">
          <table:table-cell office:value-type="string">
            <text:p>inventory</text:p>
          </table:table-cell>
          <table:table-cell table:style-name="ce131" office:value-type="string">
            <text:p>inventory</text:p>
          </table:table-cell>
          <table:table-cell table:style-name="ce116" office:value-type="string">
            <text:p>DEFAULT</text:p>
          </table:table-cell>
          <table:table-cell table:style-name="ce119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2" office:value-type="percentage" office:value="0.46">
            <text:p>46.00%</text:p>
          </table:table-cell>
          <table:table-cell table:style-name="ce132" office:value-type="percentage" office:value="0.24">
            <text:p>24.00%</text:p>
          </table:table-cell>
          <table:table-cell table:style-name="ce132" office:value-type="percentage" office:value="0.17">
            <text:p>17.00%</text:p>
          </table:table-cell>
          <table:table-cell table:style-name="ce132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>
          <table:table-cell office:value-type="string">
            <text:p>savegames</text:p>
          </table:table-cell>
          <table:table-cell table:style-name="ce131" office:value-type="string">
            <text:p>savegames</text:p>
          </table:table-cell>
          <table:table-cell table:style-name="ce116" office:value-type="string">
            <text:p>DEFAULT</text:p>
          </table:table-cell>
          <table:table-cell table:style-name="ce119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32" office:value-type="percentage" office:value="0.46">
            <text:p>46.00%</text:p>
          </table:table-cell>
          <table:table-cell table:style-name="ce132" office:value-type="percentage" office:value="0.24">
            <text:p>24.00%</text:p>
          </table:table-cell>
          <table:table-cell table:style-name="ce132" office:value-type="percentage" office:value="0.17">
            <text:p>17.00%</text:p>
          </table:table-cell>
          <table:table-cell table:style-name="ce132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>
          <table:table-cell office:value-type="string">
            <text:p>dialogue</text:p>
          </table:table-cell>
          <table:table-cell table:style-name="ce131" office:value-type="string">
            <text:p>dialogue</text:p>
          </table:table-cell>
          <table:table-cell table:style-name="ce116" office:value-type="string">
            <text:p>DEFAULT</text:p>
          </table:table-cell>
          <table:table-cell table:style-name="ce119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32" office:value-type="percentage" office:value="0.05">
            <text:p>5.00%</text:p>
          </table:table-cell>
          <table:table-cell table:style-name="ce132" office:value-type="percentage" office:value="0.85">
            <text:p>85.00%</text:p>
          </table:table-cell>
          <table:table-cell table:style-name="ce132" office:value-type="percentage" office:value="0.9">
            <text:p>90.00%</text:p>
          </table:table-cell>
          <table:table-cell table:style-name="ce132" office:value-type="percentage" office:value="0.2">
            <text:p>20.00%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  <table:table-cell office:value-type="percentage" office:value="0.3">
            <text:p>30%</text:p>
          </table:table-cell>
          <table:table-cell office:value-type="percentage" office:value="0">
            <text:p>0%</text:p>
          </table:table-cell>
          <table:table-cell table:number-columns-repeated="993"/>
        </table:table-row>
        <table:table-row table:style-name="ro3">
          <table:table-cell office:value-type="string">
            <text:p>portrait</text:p>
          </table:table-cell>
          <table:table-cell table:style-name="ce131" office:value-type="string">
            <text:p>portrait</text:p>
          </table:table-cell>
          <table:table-cell table:style-name="ce116" office:value-type="string">
            <text:p>DEFAULT</text:p>
          </table:table-cell>
          <table:table-cell table:style-name="ce119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32" office:value-type="percentage" office:value="0.11">
            <text:p>11.00%</text:p>
          </table:table-cell>
          <table:table-cell table:style-name="ce132" office:value-type="percentage" office:value="0.85">
            <text:p>85.00%</text:p>
          </table:table-cell>
          <table:table-cell table:number-columns-repeated="2" table:style-name="ce132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31" office:value-type="string">
            <text:p>xinventory</text:p>
          </table:table-cell>
          <table:table-cell table:style-name="ce116" office:value-type="string">
            <text:p>DEFAULT</text:p>
          </table:table-cell>
          <table:table-cell table:style-name="ce119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32" office:value-type="percentage" office:value="0.92">
            <text:p>92.00%</text:p>
          </table:table-cell>
          <table:table-cell table:style-name="ce132" office:value-type="percentage" office:value="0.05">
            <text:p>5.00%</text:p>
          </table:table-cell>
          <table:table-cell table:style-name="ce132" office:value-type="percentage" office:value="0.17">
            <text:p>17.00%</text:p>
          </table:table-cell>
          <table:table-cell table:style-name="ce132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2">
          <table:table-cell table:number-columns-repeated="1023"/>
        </table:table-row>
        <table:table-row table:style-name="ro3">
          <table:table-cell table:number-columns-repeated="1023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85"/>
        <table:named-range table:name="ObjGroup_List" table:base-cell-address="$ObjGroups.$A$3" table:cell-range-address="$ObjGroups.$A$3:.$A$9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2022-01-28</text:date>, <text:time>21:0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2-01-28T21:08:55.59</dc:date>
    <meta:editing-duration>P5DT4H18M38S</meta:editing-duration>
    <meta:editing-cycles>413</meta:editing-cycles>
    <meta:generator>OpenOffice/4.1.5$Win32 OpenOffice.org_project/415m1$Build-9789</meta:generator>
    <meta:document-statistic meta:table-count="12" meta:cell-count="1771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